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StarSymbol2" svg:font-family="Star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zxx"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6" style:family="paragraph" style:parent-style-name="WW-Default">
      <style:paragraph-properties>
        <style:tab-stops>
          <style:tab-stop style:position="0cm"/>
        </style:tab-stops>
      </style:paragraph-properties>
      <style:text-properties style:language-complex="zxx" style:country-complex="none"/>
    </style:style>
    <style:style style:name="P7" style:family="paragraph" style:parent-style-name="WW-Default">
      <style:paragraph-properties>
        <style:tab-stops>
          <style:tab-stop style:position="0cm"/>
        </style:tab-stops>
      </style:paragraph-properties>
      <style:text-properties style:font-name-complex="Tahoma1" style:language-complex="zxx" style:country-complex="none"/>
    </style:style>
    <style:style style:name="P8"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9"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10"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11"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2" style:family="paragraph" style:parent-style-name="Heading_20_3" style:list-style-name="L2"/>
    <style:style style:name="P13"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zxx" style:country-complex="none"/>
    </style:style>
    <style:style style:name="P14" style:family="paragraph" style:parent-style-name="Heading">
      <style:paragraph-properties fo:text-align="center" style:justify-single-word="false"/>
    </style:style>
    <style:style style:name="P15"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zxx" style:country-complex="none" style:font-weight-complex="bold" fo:hyphenate="false" fo:hyphenation-remain-char-count="2" fo:hyphenation-push-char-count="2"/>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list-style-name="L2">
      <style:paragraph-properties>
        <style:tab-stops>
          <style:tab-stop style:position="0cm"/>
        </style:tab-stops>
      </style:paragraph-properties>
      <style:text-properties style:font-name-complex="Tahoma1" style:language-complex="zxx" style:country-complex="none"/>
    </style:style>
    <style:style style:name="P21" style:family="paragraph" style:parent-style-name="Heading_20_1" style:list-style-name="L2">
      <style:paragraph-properties fo:break-before="page">
        <style:tab-stops>
          <style:tab-stop style:position="0cm"/>
        </style:tab-stops>
      </style:paragraph-properties>
      <style:text-properties style:language-complex="zxx" style:country-complex="none"/>
    </style:style>
    <style:style style:name="P22"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language-complex="zxx" style:country-complex="none"/>
    </style:style>
    <style:style style:name="P23" style:family="paragraph" style:parent-style-name="WW-Default">
      <style:text-properties style:font-name-complex="Tahoma1" style:language-complex="zxx" style:country-complex="none"/>
    </style:style>
    <style:style style:name="P24"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5"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6"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zxx" style:country-complex="none"/>
    </style:style>
    <style:style style:name="P27" style:family="paragraph" style:parent-style-name="Heading_20_2" style:list-style-name="L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8" style:family="paragraph" style:parent-style-name="Heading_20_2" style:list-style-name="L3">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9" style:family="paragraph" style:parent-style-name="Heading_20_2" style:list-style-name="L4">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0"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1" style:family="paragraph" style:parent-style-name="Heading_20_1" style:list-style-name="L2">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ext-properties fo:hyphenate="false" fo:hyphenation-remain-char-count="2" fo:hyphenation-push-char-count="2"/>
    </style:style>
    <style:style style:name="P32"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3" style:family="paragraph" style:parent-style-name="WW-Default">
      <style:text-properties fo:font-style="italic" style:font-style-asian="italic" style:font-name-complex="Tahoma1" style:language-complex="zxx" style:country-complex="none" style:font-style-complex="italic"/>
    </style:style>
    <style:style style:name="P34" style:family="paragraph" style:parent-style-name="Heading_20_2" style:list-style-name="L2">
      <style:paragraph-properties>
        <style:tab-stops>
          <style:tab-stop style:position="0cm"/>
        </style:tab-stops>
      </style:paragraph-properties>
      <style:text-properties style:language-complex="zxx" style:country-complex="none"/>
    </style:style>
    <style:style style:name="P35" style:family="paragraph" style:parent-style-name="Heading_20_2" style:list-style-name="L2"/>
    <style:style style:name="P36" style:family="paragraph" style:parent-style-name="WW-Default" style:list-style-name="L5">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8"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3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40" style:family="paragraph" style:parent-style-name="Heading_20_2">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41" style:family="paragraph" style:parent-style-name="WW-Default" style:list-style-name="L6">
      <style:text-properties style:font-name-complex="Tahoma1" style:language-complex="zxx" style:country-complex="none"/>
    </style:style>
    <style:style style:name="P42"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43" style:family="paragraph" style:parent-style-name="Heading_20_1" style:list-style-name="L2">
      <style:paragraph-properties fo:break-before="page"/>
      <style:text-properties style:language-complex="zxx" style:country-complex="none"/>
    </style:style>
    <style:style style:name="P44" style:family="paragraph" style:parent-style-name="WW-Default" style:list-style-name="L7">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5" style:family="paragraph" style:parent-style-name="Heading_20_2" style:list-style-name="L8">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46" style:family="paragraph" style:parent-style-name="Heading_20_3">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ext-properties fo:color="#000000" style:font-name="Arial" fo:font-size="13pt" fo:language="en" fo:country="US" fo:font-weight="bold" style:font-name-asian="MS Mincho" style:font-size-asian="13pt" style:font-weight-asian="bold" style:font-name-complex="Tahoma1" style:font-size-complex="14pt" style:language-complex="zxx" style:country-complex="none" style:font-weight-complex="bold" fo:hyphenate="false" fo:hyphenation-remain-char-count="2" fo:hyphenation-push-char-count="2"/>
    </style:style>
    <style:style style:name="P4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48" style:family="paragraph" style:parent-style-name="Heading_20_1" style:list-style-name="L2">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4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5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51" style:family="paragraph" style:parent-style-name="WW-Default" style:list-style-name="L9">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52" style:family="paragraph" style:parent-style-name="WW-Default" style:list-style-name="L9">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53" style:family="paragraph" style:parent-style-name="Heading_20_3" style:list-style-name="L2">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ext-properties fo:color="#000000" style:font-name="Arial" fo:font-size="13pt" fo:language="en" fo:country="US" fo:font-weight="bold" style:font-name-asian="MS Mincho" style:font-size-asian="13pt" style:font-weight-asian="bold" style:font-name-complex="Tahoma1" style:font-size-complex="14pt" style:language-complex="zxx" style:country-complex="none" style:font-weight-complex="bold" fo:hyphenate="false" fo:hyphenation-remain-char-count="2" fo:hyphenation-push-char-count="2"/>
    </style:style>
    <style:style style:name="P54" style:family="paragraph" style:parent-style-name="Heading_20_3" style:list-style-name="L10">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5" style:family="paragraph" style:parent-style-name="Heading_20_3" style:list-style-name="L11">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6" style:family="paragraph" style:parent-style-name="Heading_20_3" style:list-style-name="L12">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7" style:family="paragraph" style:parent-style-name="WW-Default">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8" style:family="paragraph" style:parent-style-name="WW-Default">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style:text-underline-style="none"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9"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60" style:family="paragraph" style:parent-style-name="WW-Default" style:list-style-name="L13">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font-size="40pt" style:font-size-asian="40pt" style:font-size-complex="40pt" style:language-complex="zxx" style:country-complex="none"/>
    </style:style>
    <style:style style:name="T3" style:family="text">
      <style:text-properties fo:font-size="40pt" fo:font-weight="bold" style:font-size-asian="40pt" style:font-weight-asian="bold" style:font-size-complex="40pt" style:language-complex="zxx" style:country-complex="none" style:font-weight-complex="bold"/>
    </style:style>
    <style:style style:name="T4" style:family="text">
      <style:text-properties style:text-position="super 58%"/>
    </style:style>
    <style:style style:name="T5" style:family="text">
      <style:text-properties fo:color="#000000" style:font-name="Times New Roman" fo:font-size="12pt" fo:language="en" fo:country="US" style:font-name-asian="Lucida Sans Unicode" style:font-size-asian="12pt" style:font-size-complex="12pt"/>
    </style:style>
    <style:style style:name="T6" style:family="tex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T10" style:family="text">
      <style:text-properties fo:background-color="transparent"/>
    </style:style>
    <style:style style:name="T11" style:family="text">
      <style:text-properties fo:background-color="#ffff00"/>
    </style:style>
    <style:style style:name="T12" style:family="text">
      <style:text-properties fo:font-weight="normal" style:font-weight-asian="normal" style:font-weight-complex="normal"/>
    </style:style>
    <style:style style:name="T13" style:family="tex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T14" style:family="text">
      <style:text-properties fo:font-style="normal" style:text-underline-style="none" fo:font-weight="normal" style:font-style-asian="normal" style:font-weight-asian="normal" style:font-style-complex="normal" style:font-weight-complex="normal"/>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117691024">
          <text:insertion>
            <office:change-info>
              <dc:creator>G V</dc:creator>
              <dc:date>2007-04-23T11:42:00</dc:date>
            </office:change-info>
          </text:insertion>
        </text:changed-region>
        <text:changed-region text:id="ct119288392">
          <text:deletion>
            <office:change-info>
              <dc:creator>G V</dc:creator>
              <dc:date>2007-04-23T11:42:00</dc:date>
            </office:change-info>
            <text:p text:style-name="P1">32*32</text:p>
          </text:deletion>
        </text:changed-region>
        <text:changed-region text:id="ct119291080">
          <text:insertion>
            <office:change-info>
              <dc:creator>G V</dc:creator>
              <dc:date>2007-04-23T11:42:00</dc:date>
            </office:change-info>
          </text:insertion>
        </text:changed-region>
        <text:changed-region text:id="ct119136408">
          <text:insertion>
            <office:change-info>
              <dc:creator>G V</dc:creator>
              <dc:date>2007-04-23T11:42:00</dc:date>
            </office:change-info>
          </text:insertion>
        </text:changed-region>
        <text:changed-region text:id="ct119136512">
          <text:deletion>
            <office:change-info>
              <dc:creator>G V</dc:creator>
              <dc:date>2007-04-23T11:42:00</dc:date>
            </office:change-info>
            <text:p text:style-name="P2">This version is designed to help creators of the game "Project0".</text:p>
            <text:p text:style-name="P2"/>
            <text:p text:style-name="P2"/>
            <text:p text:style-name="P2">The game will take place in a 2D universe with no network management, no physical engine (only simple collisions) and no advanced IA.</text:p>
          </text:deletion>
        </text:changed-region>
        <text:changed-region text:id="ct119136960">
          <text:deletion>
            <office:change-info>
              <dc:creator>G V</dc:creator>
              <dc:date>2007-04-23T11:42:00</dc:date>
            </office:change-info>
            <text:p text:style-name="P2">now </text:p>
          </text:deletion>
        </text:changed-region>
        <text:changed-region text:id="ct42444488">
          <text:deletion>
            <office:change-info>
              <dc:creator>G V</dc:creator>
              <dc:date>2007-04-23T11:43:00</dc:date>
            </office:change-info>
            <text:p text:style-name="P2">per pixel </text:p>
          </text:deletion>
        </text:changed-region>
        <text:changed-region text:id="ct119137248">
          <text:insertion>
            <office:change-info>
              <dc:creator>G V</dc:creator>
              <dc:date>2007-04-23T11:43:00</dc:date>
            </office:change-info>
          </text:insertion>
        </text:changed-region>
        <text:changed-region text:id="ct119292424">
          <text:deletion>
            <office:change-info>
              <dc:creator>G V</dc:creator>
              <dc:date>2007-04-23T11:43:00</dc:date>
            </office:change-info>
            <text:p text:style-name="P2"><text:s/>and only simple fights will be implemented.</text:p>
          </text:deletion>
        </text:changed-region>
        <text:changed-region text:id="ct118785808">
          <text:insertion>
            <office:change-info>
              <dc:creator>G V</dc:creator>
              <dc:date>2007-04-23T11:43:00</dc:date>
            </office:change-info>
          </text:insertion>
        </text:changed-region>
        <text:changed-region text:id="ct119291416">
          <text:deletion>
            <office:change-info>
              <dc:creator>G V</dc:creator>
              <dc:date>2007-04-23T11:43:00</dc:date>
            </office:change-info>
            <text:p text:style-name="P2">Attacks will now do different damage depending, type, distance.</text:p>
          </text:deletion>
        </text:changed-region>
        <text:changed-region text:id="ct118785944">
          <text:deletion>
            <office:change-info>
              <dc:creator>G V</dc:creator>
              <dc:date>2007-04-23T11:43:00</dc:date>
            </office:change-info>
            <text:p text:style-name="P2">Monsters will now have one characteristics: max life, current life and armor.</text:p>
          </text:deletion>
        </text:changed-region>
        <text:changed-region text:id="ct118786080">
          <text:insertion>
            <office:change-info>
              <dc:creator>G V</dc:creator>
              <dc:date>2007-04-23T11:43:00</dc:date>
            </office:change-info>
          </text:insertion>
        </text:changed-region>
        <text:changed-region text:id="ct119118072">
          <text:deletion>
            <office:change-info>
              <dc:creator>G V</dc:creator>
              <dc:date>2007-04-23T11:43:00</dc:date>
            </office:change-info>
            <text:p text:style-name="P3"/>
            <text:p text:style-name="P2"/>
          </text:deletion>
        </text:changed-region>
        <text:changed-region text:id="ct118788672">
          <text:insertion>
            <office:change-info>
              <dc:creator>G V</dc:creator>
              <dc:date>2007-04-23T11:44:00</dc:date>
            </office:change-info>
          </text:insertion>
        </text:changed-region>
        <text:changed-region text:id="ct117664072">
          <text:insertion>
            <office:change-info>
              <dc:creator>G V</dc:creator>
              <dc:date>2007-04-23T11:44:00</dc:date>
            </office:change-info>
          </text:insertion>
        </text:changed-region>
        <text:changed-region text:id="ct117690752">
          <text:deletion>
            <office:change-info>
              <dc:creator>G V</dc:creator>
              <dc:date>2007-04-23T11:44:00</dc:date>
            </office:change-info>
            <text:p text:style-name="P2">The game take place on a small fixed battlefield of 1280*1280px where characters occupy a place of 32*32px.</text:p>
            <text:p text:style-name="P2"/>
            <text:p text:style-name="P2">The screen will have an initial fix resolution of 800*600 but going to full screen or resize the windows is <text:s/>possible.</text:p>
          </text:deletion>
        </text:changed-region>
        <text:changed-region text:id="ct117663800">
          <text:insertion>
            <office:change-info>
              <dc:creator>G V</dc:creator>
              <dc:date>2007-04-23T11:44:00</dc:date>
            </office:change-info>
          </text:insertion>
        </text:changed-region>
        <text:changed-region text:id="ct117663936">
          <text:deletion>
            <office:change-info>
              <dc:creator>G V</dc:creator>
              <dc:date>2007-04-23T11:44:00</dc:date>
            </office:change-info>
            <text:p text:style-name="P4">n</text:p>
          </text:deletion>
        </text:changed-region>
        <text:changed-region text:id="ct117663696">
          <text:deletion>
            <office:change-info>
              <dc:creator>G V</dc:creator>
              <dc:date>2007-04-23T11:44:00</dc:date>
            </office:change-info>
            <text:p text:style-name="P4">No<text:span text:style-name="T1"> </text:span>sfx management however sfx will be present inside the escape menu. There will also be a music during play.</text:p>
            <text:p text:style-name="P4"/>
            <text:p text:style-name="P4">Frame per second management is present at 60 fps.</text:p>
            <text:p text:style-name="P4">Character's Attack animation are present and monster creation and moves are managed via daemon processes.</text:p>
          </text:deletion>
        </text:changed-region>
        <text:changed-region text:id="ct117659456">
          <text:insertion>
            <office:change-info>
              <dc:creator>G V</dc:creator>
              <dc:date>2007-04-23T11:44:00</dc:date>
            </office:change-info>
          </text:insertion>
        </text:changed-region>
        <text:changed-region text:id="ct117659048">
          <text:insertion>
            <office:change-info>
              <dc:creator>G V</dc:creator>
              <dc:date>2007-04-23T11:45:00</dc:date>
            </office:change-info>
          </text:insertion>
        </text:changed-region>
        <text:changed-region text:id="ct117659184">
          <text:deletion>
            <office:change-info>
              <dc:creator>G V</dc:creator>
              <dc:date>2007-04-23T11:45:00</dc:date>
            </office:change-info>
            <text:p text:style-name="P4">Options, characteristics, best times, ... will be managed using external files.</text:p>
          </text:deletion>
        </text:changed-region>
        <text:changed-region text:id="ct117658912">
          <text:deletion>
            <office:change-info>
              <dc:creator>G V</dc:creator>
              <dc:date>2007-04-23T11:45:00</dc:date>
            </office:change-info>
            <text:p text:style-name="P5">1280*1280</text:p>
          </text:deletion>
        </text:changed-region>
        <text:changed-region text:id="ct118559568">
          <text:insertion>
            <office:change-info>
              <dc:creator>G V</dc:creator>
              <dc:date>2007-04-23T11:45:00</dc:date>
            </office:change-info>
          </text:insertion>
        </text:changed-region>
        <text:changed-region text:id="ct118782752">
          <text:insertion>
            <office:change-info>
              <dc:creator>G V</dc:creator>
              <dc:date>2007-04-23T11:45:00</dc:date>
            </office:change-info>
          </text:insertion>
        </text:changed-region>
        <text:changed-region text:id="ct118812128">
          <text:deletion>
            <office:change-info>
              <dc:creator>G V</dc:creator>
              <dc:date>2007-04-23T11:45:00</dc:date>
            </office:change-info>
            <text:p text:style-name="P5">32*32</text:p>
          </text:deletion>
        </text:changed-region>
        <text:changed-region text:id="ct118783456">
          <text:insertion>
            <office:change-info>
              <dc:creator>G V</dc:creator>
              <dc:date>2007-04-23T11:45:00</dc:date>
            </office:change-info>
          </text:insertion>
        </text:changed-region>
        <text:changed-region text:id="ct118778840">
          <text:deletion>
            <office:change-info>
              <dc:creator>G V</dc:creator>
              <dc:date>2007-04-23T11:46:00</dc:date>
            </office:change-info>
            <text:p text:style-name="P5">Rect</text:p>
          </text:deletion>
        </text:changed-region>
        <text:changed-region text:id="ct118984288">
          <text:insertion>
            <office:change-info>
              <dc:creator>G V</dc:creator>
              <dc:date>2007-04-23T11:46:00</dc:date>
            </office:change-info>
          </text:insertion>
        </text:changed-region>
        <text:changed-region text:id="ct119260368">
          <text:insertion>
            <office:change-info>
              <dc:creator>G V</dc:creator>
              <dc:date>2007-04-23T11:46:00</dc:date>
            </office:change-info>
          </text:insertion>
        </text:changed-region>
        <text:changed-region text:id="ct119136224">
          <text:deletion>
            <office:change-info>
              <dc:creator>G V</dc:creator>
              <dc:date>2007-04-23T11:46:00</dc:date>
            </office:change-info>
            <text:p text:style-name="P2"><text:s/>a 32*32 pixel surface.</text:p>
          </text:deletion>
        </text:changed-region>
        <text:changed-region text:id="ct119093336">
          <text:insertion>
            <office:change-info>
              <dc:creator>G V</dc:creator>
              <dc:date>2007-04-23T11:46:00</dc:date>
            </office:change-info>
          </text:insertion>
        </text:changed-region>
        <text:changed-region text:id="ct119610576">
          <text:insertion>
            <office:change-info>
              <dc:creator>G V</dc:creator>
              <dc:date>2007-04-23T11:46:00</dc:date>
            </office:change-info>
          </text:insertion>
        </text:changed-region>
        <text:changed-region text:id="ct119623704">
          <text:insertion>
            <office:change-info>
              <dc:creator>G V</dc:creator>
              <dc:date>2007-04-23T11:46:00</dc:date>
            </office:change-info>
          </text:insertion>
        </text:changed-region>
        <text:changed-region text:id="ct119680456">
          <text:insertion>
            <office:change-info>
              <dc:creator>G V</dc:creator>
              <dc:date>2007-04-23T11:47:00</dc:date>
            </office:change-info>
          </text:insertion>
        </text:changed-region>
        <text:changed-region text:id="ct119662376">
          <text:deletion>
            <office:change-info>
              <dc:creator>G V</dc:creator>
              <dc:date>2007-04-23T11:47:00</dc:date>
            </office:change-info>
            <text:p text:style-name="P6">There are no character creation. Player's have no life management and so no recovery management. Nor magic neither death exist for PC. Experience is not present.</text:p>
          </text:deletion>
        </text:changed-region>
        <text:changed-region text:id="ct119671840">
          <text:deletion>
            <office:change-info>
              <dc:creator>G V</dc:creator>
              <dc:date>2007-04-23T11:47:00</dc:date>
            </office:change-info>
            <text:p text:style-name="P7"><text:s/>and armor</text:p>
          </text:deletion>
        </text:changed-region>
        <text:changed-region text:id="ct119677592">
          <text:insertion>
            <office:change-info>
              <dc:creator>G V</dc:creator>
              <dc:date>2007-04-23T11:48:00</dc:date>
            </office:change-info>
          </text:insertion>
        </text:changed-region>
        <text:changed-region text:id="ct119672400">
          <text:deletion>
            <office:change-info>
              <dc:creator>G V</dc:creator>
              <dc:date>2007-04-23T11:48:00</dc:date>
            </office:change-info>
            <text:p text:style-name="P7">will now be</text:p>
          </text:deletion>
        </text:changed-region>
        <text:changed-region text:id="ct119683720">
          <text:insertion>
            <office:change-info>
              <dc:creator>G V</dc:creator>
              <dc:date>2007-04-23T11:48:00</dc:date>
            </office:change-info>
          </text:insertion>
        </text:changed-region>
        <text:changed-region text:id="ct119672072">
          <text:insertion>
            <office:change-info>
              <dc:creator>G V</dc:creator>
              <dc:date>2007-04-23T11:47:00</dc:date>
            </office:change-info>
          </text:insertion>
        </text:changed-region>
        <text:changed-region text:id="ct42074816">
          <text:insertion>
            <office:change-info>
              <dc:creator>G V</dc:creator>
              <dc:date>2007-04-23T11:49:00</dc:date>
            </office:change-info>
          </text:insertion>
        </text:changed-region>
        <text:changed-region text:id="ct119767808">
          <text:deletion>
            <office:change-info>
              <dc:creator>G V</dc:creator>
              <dc:date>2007-04-23T11:49:00</dc:date>
            </office:change-info>
            <text:h text:style-name="P8" text:outline-level="2">Characters</text:h>
          </text:deletion>
        </text:changed-region>
        <text:changed-region text:id="ct119766432">
          <text:insertion>
            <office:change-info>
              <dc:creator>G V</dc:creator>
              <dc:date>2007-04-23T11:49:00</dc:date>
            </office:change-info>
          </text:insertion>
        </text:changed-region>
        <text:changed-region text:id="ct119713528">
          <text:deletion>
            <office:change-info>
              <dc:creator>G V</dc:creator>
              <dc:date>2007-04-23T11:49:00</dc:date>
            </office:change-info>
            <text:p text:style-name="P9">Attack animation are presented and tweaked to make animation fluid.</text:p>
            <text:p text:style-name="P10">It's the same for arrow movements.</text:p>
            <text:p text:style-name="P10"/>
            <text:p text:style-name="P10">Player's sword attack animation interval: 130ms</text:p>
            <text:p text:style-name="P10">Arrow movements interval: 17ms</text:p>
          </text:deletion>
        </text:changed-region>
        <text:changed-region text:id="ct119764432">
          <text:insertion>
            <office:change-info>
              <dc:creator>G V</dc:creator>
              <dc:date>2007-04-23T11:49:00</dc:date>
            </office:change-info>
          </text:insertion>
        </text:changed-region>
        <text:changed-region text:id="ct119764328">
          <text:insertion>
            <office:change-info>
              <dc:creator>G V</dc:creator>
              <dc:date>2007-04-23T11:49:00</dc:date>
            </office:change-info>
          </text:insertion>
        </text:changed-region>
        <text:changed-region text:id="ct119764120">
          <text:deletion>
            <office:change-info>
              <dc:creator>G V</dc:creator>
              <dc:date>2007-04-23T11:49:00</dc:date>
            </office:change-info>
            <text:p text:style-name="P11">No animations for now.</text:p>
          </text:deletion>
        </text:changed-region>
        <text:changed-region text:id="ct119718144">
          <text:insertion>
            <office:change-info>
              <dc:creator>G V</dc:creator>
              <dc:date>2007-04-23T11:50:00</dc:date>
            </office:change-info>
          </text:insertion>
        </text:changed-region>
        <text:changed-region text:id="ct119764224">
          <text:insertion>
            <office:change-info>
              <dc:creator>G V</dc:creator>
              <dc:date>2007-04-23T11:49:00</dc:date>
            </office:change-info>
          </text:insertion>
        </text:changed-region>
        <text:changed-region text:id="ct119763912">
          <text:insertion>
            <office:change-info>
              <dc:creator>G V</dc:creator>
              <dc:date>2007-04-23T11:50:00</dc:date>
            </office:change-info>
          </text:insertion>
        </text:changed-region>
        <text:changed-region text:id="ct119771040">
          <text:deletion>
            <office:change-info>
              <dc:creator>G V</dc:creator>
              <dc:date>2007-04-23T11:50:00</dc:date>
            </office:change-info>
            <text:p text:style-name="P11">will now be</text:p>
          </text:deletion>
        </text:changed-region>
        <text:changed-region text:id="ct119718864">
          <text:insertion>
            <office:change-info>
              <dc:creator>G V</dc:creator>
              <dc:date>2007-04-23T11:50:00</dc:date>
            </office:change-info>
          </text:insertion>
        </text:changed-region>
        <text:changed-region text:id="ct68070480">
          <text:insertion>
            <office:change-info>
              <dc:creator>G V</dc:creator>
              <dc:date>2007-04-23T11:51:00</dc:date>
            </office:change-info>
          </text:insertion>
        </text:changed-region>
        <text:changed-region text:id="ct119565000">
          <text:deletion>
            <office:change-info>
              <dc:creator>G V</dc:creator>
              <dc:date>2007-04-23T11:51:00</dc:date>
            </office:change-info>
            <text:p text:style-name="P11">move </text:p>
          </text:deletion>
        </text:changed-region>
        <text:changed-region text:id="ct119764016">
          <text:deletion>
            <office:change-info>
              <dc:creator>G V</dc:creator>
              <dc:date>2007-04-23T11:50:00</dc:date>
            </office:change-info>
            <text:p text:style-name="P11"><text:s/>per pixel</text:p>
          </text:deletion>
        </text:changed-region>
        <text:changed-region text:id="ct119752304">
          <text:insertion>
            <office:change-info>
              <dc:creator>G V</dc:creator>
              <dc:date>2007-04-23T11:50:00</dc:date>
            </office:change-info>
          </text:insertion>
        </text:changed-region>
        <text:changed-region text:id="ct119713424">
          <text:insertion>
            <office:change-info>
              <dc:creator>G V</dc:creator>
              <dc:date>2007-04-23T11:51:00</dc:date>
            </office:change-info>
          </text:insertion>
        </text:changed-region>
        <text:changed-region text:id="ct119712552">
          <text:insertion>
            <office:change-info>
              <dc:creator>G V</dc:creator>
              <dc:date>2007-04-23T11:51:00</dc:date>
            </office:change-info>
          </text:insertion>
        </text:changed-region>
        <text:changed-region text:id="ct119735672">
          <text:deletion>
            <office:change-info>
              <dc:creator>G V</dc:creator>
              <dc:date>2007-04-23T11:51:00</dc:date>
            </office:change-info>
            <text:p text:style-name="P11"/>
            <text:list text:style-name="L2">
              <text:list-item>
                <text:list>
                  <text:list-item>
                    <text:list>
                      <text:list-item>
                        <text:h text:style-name="P12" text:outline-level="3"/>
                      </text:list-item>
                    </text:list>
                  </text:list-item>
                </text:list>
              </text:list-item>
            </text:list>
          </text:deletion>
        </text:changed-region>
        <text:changed-region text:id="ct119816344">
          <text:deletion>
            <office:change-info>
              <dc:creator>G V</dc:creator>
              <dc:date>2007-04-23T11:51:00</dc:date>
            </office:change-info>
            <text:p text:style-name="P6">melee/distant</text:p>
          </text:deletion>
        </text:changed-region>
        <text:changed-region text:id="ct119879800">
          <text:insertion>
            <office:change-info>
              <dc:creator>G V</dc:creator>
              <dc:date>2007-04-23T11:51:00</dc:date>
            </office:change-info>
          </text:insertion>
        </text:changed-region>
        <text:changed-region text:id="ct119880352">
          <text:deletion>
            <office:change-info>
              <dc:creator>G V</dc:creator>
              <dc:date>2007-04-23T11:51:00</dc:date>
            </office:change-info>
            <text:p text:style-name="P6">will</text:p>
          </text:deletion>
        </text:changed-region>
        <text:changed-region text:id="ct119890888">
          <text:insertion>
            <office:change-info>
              <dc:creator>G V</dc:creator>
              <dc:date>2007-04-23T11:51:00</dc:date>
            </office:change-info>
          </text:insertion>
        </text:changed-region>
        <text:changed-region text:id="ct65994936">
          <text:deletion>
            <office:change-info>
              <dc:creator>G V</dc:creator>
              <dc:date>2007-04-23T11:51:00</dc:date>
            </office:change-info>
            <text:p text:style-name="P6">be </text:p>
          </text:deletion>
        </text:changed-region>
        <text:changed-region text:id="ct119331456">
          <text:insertion>
            <office:change-info>
              <dc:creator>G V</dc:creator>
              <dc:date>2007-04-23T11:52:00</dc:date>
            </office:change-info>
          </text:insertion>
        </text:changed-region>
        <text:changed-region text:id="ct119890992">
          <text:deletion>
            <office:change-info>
              <dc:creator>G V</dc:creator>
              <dc:date>2007-04-23T11:52:00</dc:date>
            </office:change-info>
            <text:p text:style-name="P11">The screen definition will be 800*600 in 16b. No change will be available via interface but can be change manually using user config file.</text:p>
          </text:deletion>
        </text:changed-region>
        <text:changed-region text:id="ct119894728">
          <text:insertion>
            <office:change-info>
              <dc:creator>G V</dc:creator>
              <dc:date>2007-04-23T11:52:00</dc:date>
            </office:change-info>
          </text:insertion>
        </text:changed-region>
        <text:changed-region text:id="ct119909104">
          <text:insertion>
            <office:change-info>
              <dc:creator>G V</dc:creator>
              <dc:date>2007-04-23T11:52:00</dc:date>
            </office:change-info>
          </text:insertion>
        </text:changed-region>
        <text:changed-region text:id="ct117202336">
          <text:deletion>
            <office:change-info>
              <dc:creator>G V</dc:creator>
              <dc:date>2007-04-23T11:52:00</dc:date>
            </office:change-info>
            <text:p text:style-name="P11">32</text:p>
          </text:deletion>
        </text:changed-region>
        <text:changed-region text:id="ct119899456">
          <text:insertion>
            <office:change-info>
              <dc:creator>G V</dc:creator>
              <dc:date>2007-04-23T11:52:00</dc:date>
            </office:change-info>
          </text:insertion>
        </text:changed-region>
        <text:changed-region text:id="ct119884448">
          <text:deletion>
            <office:change-info>
              <dc:creator>G V</dc:creator>
              <dc:date>2007-04-23T11:52:00</dc:date>
            </office:change-info>
            <text:p text:style-name="P11">32</text:p>
          </text:deletion>
        </text:changed-region>
        <text:changed-region text:id="ct119901856">
          <text:deletion>
            <office:change-info>
              <dc:creator>G V</dc:creator>
              <dc:date>2007-04-23T11:52:00</dc:date>
            </office:change-info>
            <text:p text:style-name="P11">is used for </text:p>
          </text:deletion>
        </text:changed-region>
        <text:changed-region text:id="ct119900904">
          <text:insertion>
            <office:change-info>
              <dc:creator>G V</dc:creator>
              <dc:date>2007-04-23T11:52:00</dc:date>
            </office:change-info>
          </text:insertion>
        </text:changed-region>
        <text:changed-region text:id="ct119900784">
          <text:format-change>
            <office:change-info>
              <dc:creator>G V</dc:creator>
              <dc:date>2007-04-23T11:53:00</dc:date>
            </office:change-info>
          </text:format-change>
        </text:changed-region>
        <text:changed-region text:id="ct119775336">
          <text:insertion>
            <office:change-info>
              <dc:creator>G V</dc:creator>
              <dc:date>2007-04-23T11:53:00</dc:date>
            </office:change-info>
          </text:insertion>
        </text:changed-region>
        <text:changed-region text:id="ct119906912">
          <text:format-change>
            <office:change-info>
              <dc:creator>G V</dc:creator>
              <dc:date>2007-04-23T11:53:00</dc:date>
            </office:change-info>
          </text:format-change>
        </text:changed-region>
        <text:changed-region text:id="ct119922536">
          <text:deletion>
            <office:change-info>
              <dc:creator>G V</dc:creator>
              <dc:date>2007-04-23T11:53:00</dc:date>
            </office:change-info>
            <text:p text:style-name="P11">monster</text:p>
          </text:deletion>
        </text:changed-region>
        <text:changed-region text:id="ct119912320">
          <text:insertion>
            <office:change-info>
              <dc:creator>G V</dc:creator>
              <dc:date>2007-04-23T11:53:00</dc:date>
            </office:change-info>
          </text:insertion>
        </text:changed-region>
        <text:changed-region text:id="ct119935656">
          <text:format-change>
            <office:change-info>
              <dc:creator>G V</dc:creator>
              <dc:date>2007-04-23T11:53:00</dc:date>
            </office:change-info>
          </text:format-change>
        </text:changed-region>
        <text:changed-region text:id="ct119935920">
          <text:deletion>
            <office:change-info>
              <dc:creator>G V</dc:creator>
              <dc:date>2007-04-23T11:53:00</dc:date>
            </office:change-info>
            <text:p text:style-name="P11">the player's</text:p>
          </text:deletion>
        </text:changed-region>
        <text:changed-region text:id="ct119912888">
          <text:insertion>
            <office:change-info>
              <dc:creator>G V</dc:creator>
              <dc:date>2007-04-23T11:53:00</dc:date>
            </office:change-info>
          </text:insertion>
        </text:changed-region>
        <text:changed-region text:id="ct119945312">
          <text:format-change>
            <office:change-info>
              <dc:creator>G V</dc:creator>
              <dc:date>2007-04-23T11:53:00</dc:date>
            </office:change-info>
          </text:format-change>
        </text:changed-region>
        <text:changed-region text:id="ct119887384">
          <text:deletion>
            <office:change-info>
              <dc:creator>G V</dc:creator>
              <dc:date>2007-04-23T11:53:00</dc:date>
            </office:change-info>
            <text:p text:style-name="P11">the player</text:p>
          </text:deletion>
        </text:changed-region>
        <text:changed-region text:id="ct119948328">
          <text:insertion>
            <office:change-info>
              <dc:creator>G V</dc:creator>
              <dc:date>2007-04-23T11:53:00</dc:date>
            </office:change-info>
          </text:insertion>
        </text:changed-region>
        <text:changed-region text:id="ct119949368">
          <text:format-change>
            <office:change-info>
              <dc:creator>G V</dc:creator>
              <dc:date>2007-04-23T11:53:00</dc:date>
            </office:change-info>
          </text:format-change>
        </text:changed-region>
        <text:changed-region text:id="ct119949560">
          <text:insertion>
            <office:change-info>
              <dc:creator>G V</dc:creator>
              <dc:date>2007-04-23T11:53:00</dc:date>
            </office:change-info>
          </text:insertion>
        </text:changed-region>
        <text:changed-region text:id="ct119929936">
          <text:format-change>
            <office:change-info>
              <dc:creator>G V</dc:creator>
              <dc:date>2007-04-23T11:53:00</dc:date>
            </office:change-info>
          </text:format-change>
        </text:changed-region>
        <text:changed-region text:id="ct119930040">
          <text:insertion>
            <office:change-info>
              <dc:creator>G V</dc:creator>
              <dc:date>2007-04-23T11:53:00</dc:date>
            </office:change-info>
          </text:insertion>
        </text:changed-region>
        <text:changed-region text:id="ct119953336">
          <text:format-change>
            <office:change-info>
              <dc:creator>G V</dc:creator>
              <dc:date>2007-04-23T11:53:00</dc:date>
            </office:change-info>
          </text:format-change>
        </text:changed-region>
        <text:changed-region text:id="ct119992488">
          <text:insertion>
            <office:change-info>
              <dc:creator>G V</dc:creator>
              <dc:date>2007-04-23T11:54:00</dc:date>
            </office:change-info>
          </text:insertion>
        </text:changed-region>
        <text:changed-region text:id="ct119983232">
          <text:format-change>
            <office:change-info>
              <dc:creator>G V</dc:creator>
              <dc:date>2007-04-23T11:53:00</dc:date>
            </office:change-info>
          </text:format-change>
        </text:changed-region>
        <text:changed-region text:id="ct119992792">
          <text:insertion>
            <office:change-info>
              <dc:creator>G V</dc:creator>
              <dc:date>2007-04-23T11:54:00</dc:date>
            </office:change-info>
          </text:insertion>
        </text:changed-region>
        <text:changed-region text:id="ct119964496">
          <text:deletion>
            <office:change-info>
              <dc:creator>G V</dc:creator>
              <dc:date>2007-04-23T11:54:00</dc:date>
            </office:change-info>
            <text:p text:style-name="P11">Only wav format is allowed.</text:p>
          </text:deletion>
        </text:changed-region>
        <text:changed-region text:id="ct119982960">
          <text:insertion>
            <office:change-info>
              <dc:creator>G V</dc:creator>
              <dc:date>2007-04-23T11:54:00</dc:date>
            </office:change-info>
          </text:insertion>
        </text:changed-region>
        <text:changed-region text:id="ct120022520">
          <text:format-change>
            <office:change-info>
              <dc:creator>G V</dc:creator>
              <dc:date>2007-04-23T11:54:00</dc:date>
            </office:change-info>
          </text:format-change>
        </text:changed-region>
        <text:changed-region text:id="ct117608936">
          <text:insertion>
            <office:change-info>
              <dc:creator>G V</dc:creator>
              <dc:date>2007-04-23T11:54:00</dc:date>
            </office:change-info>
          </text:insertion>
        </text:changed-region>
        <text:changed-region text:id="ct119146320">
          <text:format-change>
            <office:change-info>
              <dc:creator>G V</dc:creator>
              <dc:date>2007-04-23T11:54:00</dc:date>
            </office:change-info>
          </text:format-change>
        </text:changed-region>
        <text:changed-region text:id="ct120064224">
          <text:deletion>
            <office:change-info>
              <dc:creator>G V</dc:creator>
              <dc:date>2007-04-23T11:55:00</dc:date>
            </office:change-info>
            <text:p text:style-name="File_20_Description">800</text:p>
          </text:deletion>
        </text:changed-region>
        <text:changed-region text:id="ct120166432">
          <text:insertion>
            <office:change-info>
              <dc:creator>G V</dc:creator>
              <dc:date>2007-04-23T11:55:00</dc:date>
            </office:change-info>
          </text:insertion>
        </text:changed-region>
        <text:changed-region text:id="ct117957256">
          <text:insertion>
            <office:change-info>
              <dc:creator>G V</dc:creator>
              <dc:date>2007-04-23T11:55:00</dc:date>
            </office:change-info>
          </text:insertion>
        </text:changed-region>
        <text:changed-region text:id="ct117981472">
          <text:deletion>
            <office:change-info>
              <dc:creator>G V</dc:creator>
              <dc:date>2007-04-23T11:55:00</dc:date>
            </office:change-info>
            <text:p text:style-name="File_20_Description">600</text:p>
          </text:deletion>
        </text:changed-region>
        <text:changed-region text:id="ct120005240">
          <text:insertion>
            <office:change-info>
              <dc:creator>G V</dc:creator>
              <dc:date>2007-04-23T11:55:00</dc:date>
            </office:change-info>
          </text:insertion>
        </text:changed-region>
        <text:changed-region text:id="ct119987800">
          <text:deletion>
            <office:change-info>
              <dc:creator>G V</dc:creator>
              <dc:date>2007-04-23T11:55:00</dc:date>
            </office:change-info>
            <text:p text:style-name="File_20_Description">3</text:p>
          </text:deletion>
        </text:changed-region>
        <text:changed-region text:id="ct119184856">
          <text:deletion>
            <office:change-info>
              <dc:creator>G V</dc:creator>
              <dc:date>2007-04-23T11:55:00</dc:date>
            </office:change-info>
            <text:p text:style-name="File_20_Description">1280</text:p>
          </text:deletion>
        </text:changed-region>
        <text:changed-region text:id="ct119185248">
          <text:insertion>
            <office:change-info>
              <dc:creator>G V</dc:creator>
              <dc:date>2007-04-23T11:55:00</dc:date>
            </office:change-info>
          </text:insertion>
        </text:changed-region>
        <text:changed-region text:id="ct119987904">
          <text:deletion>
            <office:change-info>
              <dc:creator>G V</dc:creator>
              <dc:date>2007-04-23T11:55:00</dc:date>
            </office:change-info>
            <text:p text:style-name="File_20_Description">1280</text:p>
          </text:deletion>
        </text:changed-region>
        <text:changed-region text:id="ct119953440">
          <text:insertion>
            <office:change-info>
              <dc:creator>G V</dc:creator>
              <dc:date>2007-04-2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4"><text:span text:style-name="T2">-</text:span><text:span text:style-name="T3"> Project 0 </text:span><text:span text:style-name="T2">-</text:span></text:p>
      <text:p text:style-name="P15">"2D Design"</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text:s/><text:tab/>2</text:p>
          <text:p text:style-name="P17">Design History<text:tab/>3</text:p>
          <text:p text:style-name="P18">Version 0.01 by XorfacX<text:tab/>3</text:p>
          <text:p text:style-name="P18">Version 0.02 by XorfacX<text:tab/>3</text:p>
          <text:p text:style-name="P18">Version 0.03 by XorfacX<text:tab/>3</text:p>
          <text:p text:style-name="P18">Version 0.04 by XorfacX<text:tab/>3</text:p>
          <text:p text:style-name="P17">Abbreviations &amp; Terms<text:tab/>4</text:p>
          <text:p text:style-name="P17">Battlefield<text:tab/>7</text:p>
          <text:p text:style-name="P18">Background<text:tab/>7</text:p>
          <text:p text:style-name="P18">Environment<text:tab/>7</text:p>
          <text:p text:style-name="P17">Characters<text:tab/>8</text:p>
          <text:p text:style-name="P18">Player Characters<text:tab/>8</text:p>
          <text:p text:style-name="P18">Non Players characters<text:tab/>9</text:p>
          <text:p text:style-name="P18">Monsters<text:tab/>9</text:p>
          <text:p text:style-name="P17">Inputs<text:tab/>11</text:p>
          <text:p text:style-name="P17">Animations<text:tab/>12</text:p>
          <text:p text:style-name="P18">CharactersPlayers<text:tab/>12</text:p>
          <text:p text:style-name="P18">NPCs<text:tab/>12</text:p>
          <text:p text:style-name="P18">Monsters<text:tab/>12</text:p>
          <text:p text:style-name="P19">Skeletons<text:tab/>12</text:p>
          <text:p text:style-name="P19">Worms<text:tab/>12</text:p>
          <text:p text:style-name="P17">Collisions<text:tab/>13</text:p>
          <text:p text:style-name="P19">Rules<text:tab/>13</text:p>
          <text:p text:style-name="P17">Message<text:tab/>14</text:p>
          <text:p text:style-name="P17">Game States &amp; Interfaces<text:tab/>15</text:p>
          <text:p text:style-name="P18">Play State &amp; Interface<text:tab/>15</text:p>
          <text:p text:style-name="P18">Pause State &amp; Interface<text:tab/>15</text:p>
          <text:p text:style-name="P18">Victory state &amp; interface<text:tab/>15</text:p>
          <text:p text:style-name="P17">Rendering System<text:tab/>16</text:p>
          <text:p text:style-name="P17">Sound System<text:tab/>17</text:p>
          <text:p text:style-name="P17">Game Objectives<text:tab/>18</text:p>
          <text:p text:style-name="P17">Files &amp; Data<text:tab/>19</text:p>
          <text:p text:style-name="P18">Configurations files<text:tab/>19</text:p>
          <text:p text:style-name="P19">"Config.ini"<text:tab/>19</text:p>
          <text:p text:style-name="P19">"Config/Anim_Config.ini"<text:tab/>20</text:p>
          <text:p text:style-name="P19">"Config/Daemons_Config.ini"<text:tab/>20</text:p>
          <text:p text:style-name="P19">"Config/Dev_Config.ini"<text:tab/>20</text:p>
          <text:p text:style-name="P18">Organization<text:tab/>22</text:p>
          <text:p text:style-name="P19">Root directory<text:tab/>22</text:p>
          <text:p text:style-name="P19">Data directory<text:tab/>22</text:p>
          <text:p text:style-name="P19">Config Directory<text:tab/>22</text:p>
          <text:p text:style-name="P19">Saves Directory<text:tab/>22</text:p>
          <text:p text:style-name="P19">Specif Directory<text:tab/>22</text:p>
        </text:index-body>
      </text:table-of-content>
      <text:list text:style-name="L2" text:continue-numbering="true">
        <text:list-item>
          <text:h text:style-name="P20" text:outline-level="1"><text:s/></text:h>
        </text:list-item>
      </text:list>
      <text:section text:style-name="Sect2" text:name="Section2">
        <text:list text:style-name="L2" text:continue-numbering="true">
          <text:list-item>
            <text:h text:style-name="P21" text:outline-level="1">Design History</text:h>
            <text:list>
              <text:list-item>
                <text:h text:style-name="P22" text:outline-level="2">Version 0.01 by XorfacX</text:h>
              </text:list-item>
            </text:list>
          </text:list-item>
        </text:list>
        <text:p text:style-name="P23">First version, expected to be read by other involved people and coded to test engine and motivate people.</text:p>
        <text:list text:style-name="L2" text:continue-numbering="true">
          <text:list-item>
            <text:list text:continue-numbering="true">
              <text:list-item>
                <text:h text:style-name="P24" text:outline-level="2">Version 0.02 by XorfacX</text:h>
              </text:list-item>
            </text:list>
          </text:list-item>
        </text:list>
        <text:p text:style-name="P25"/>
        <text:p text:style-name="P23">2<text:span text:style-name="T4">nd</text:span> version with some addition to the game play. We are still using Rage::SDL because all <text:span text:style-name="T5">necessary</text:span> is not yet available.</text:p>
        <text:p text:style-name="P23">This version will see the introduction of a battlefield divide in two layers (background and environment) which will show various terrain type, a 2<text:span text:style-name="T4">nd</text:span> type of monster with some rules of monster's location generation, animation for attack and more.</text:p>
        <text:p text:style-name="P26"/>
        <text:list text:style-name="L2" text:continue-numbering="true">
          <text:list-item>
            <text:list text:continue-numbering="true">
              <text:list-item>
                <text:h text:style-name="P27" text:outline-level="2">Version 0.03 by XorfacX</text:h>
              </text:list-item>
            </text:list>
          </text:list-item>
        </text:list>
        <text:p text:style-name="P1">3<text:span text:style-name="T4">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1">Rage::SDL has evolved into branches but we will focus on using RAGE::SDLut which we'll considered for the development of Project 0 just like a RAGE::SDL renamed ;)<text:change-start text:change-id="ct117691024"/></text:p>
        <text:p text:style-name="P1"/>
        <text:list text:style-name="L3">
          <text:list-item>
            <text:list>
              <text:list-item>
                <text:h text:style-name="P28" text:outline-level="2">Version 0.04 by XorfacX</text:h>
              </text:list-item>
            </text:list>
          </text:list-item>
        </text:list>
        <text:p text:style-name="P1">4th version which will contains more advanced sprites and animations with various size. The battlefield evolve in the same way.</text:p>
        <text:p text:style-name="P1">Monsters will be more clever, they'll have an attitude towards the hero and we'll finally be able to attack him. This will allow us to used global specifications formulas for damage and such. Also there move won't be simply random moves but will use the algorithm A*.</text:p>
        <text:p text:style-name="P1">The last major thing which we'll appear will be a beginning of the interface implementation. This will be mainly noticeable by: an inventory, an interface for option's modifications, the use of the mouse inside menus, the save of the best score player's name.</text:p>
        <text:p text:style-name="P1">This will be definitely a huge version ! Let's be optimistic :-)<text:change-end text:change-id="ct117691024"/></text:p>
        <text:p text:style-name="P1"/>
        <text:list text:style-name="L4">
          <text:list-item>
            <text:list>
              <text:list-item>
                <text:h text:style-name="P29" text:outline-level="2"/>
              </text:list-item>
            </text:list>
          </text:list-item>
        </text:list>
        <text:p text:style-name="P1"/>
        <text:p text:style-name="P1"/>
        <text:p text:style-name="P30"/>
        <text:list text:style-name="L2" text:continue-numbering="true">
          <text:list-item>
            <text:h text:style-name="P31" text:outline-level="1">Abbreviations <text:span text:style-name="T6">&amp; Terms</text:span></text:h>
          </text:list-item>
        </text:list>
        <text:p text:style-name="P1"><text:span text:style-name="T7">NPC</text:span>: non player character, player managed by the IA.</text:p>
        <text:p text:style-name="P1"/>
        <text:p text:style-name="P1"><text:span text:style-name="T7">Square</text:span>: an area of <text:change text:change-id="ct119288392"/><text:change-start text:change-id="ct119291080"/>16*16<text:change-end text:change-id="ct119291080"/>px, it the default and the minimal size for a sprite.</text:p>
        <text:p text:style-name="P1"/>
        <text:p text:style-name="P1">User Config file: 'Config.ini' file that have all options that can be changed by the player.</text:p>
        <text:p text:style-name="P1"/>
        <text:p text:style-name="P1">Dev Config file: Files that managed all options used by developers and mustn't not be changed by gamers (ex 'Game_Config.ini', monster's configuration files, ...)</text:p>
        <text:p text:style-name="P32">Game Overview</text:p>
        <text:p text:style-name="P30"/>
        <text:p text:style-name="P2"><text:change-start text:change-id="ct119136408"/></text:p>
        <text:p text:style-name="P2">For now the game will be more considered as a tech demo more than a real game. It's designed to have almost all mechanics from the final game but without the final huge game's world but instead a small part of it. We choose this way because we still need the Worldmaker to develop the game world and for now it's still in the early stage of it development. Also it's seems more logic to separate mechanics and game's world.</text:p>
        <text:p text:style-name="P2"/>
        <text:p text:style-name="P2">The game will take place in a 2D universe with no network management, no real physical engine (only collisions but no reactions) and no advanced IA.<text:change-end text:change-id="ct119136408"/><text:change text:change-id="ct119136512"/></text:p>
        <text:p text:style-name="P2"/>
        <text:p text:style-name="P2">The main focus is to continue to build the 2D game.</text:p>
        <text:p text:style-name="P2"/>
        <text:p text:style-name="P2">The player will control one avatar designed in 2D and fight monsters which appears randomly on the battlefield. The objective is <text:change text:change-id="ct119136960"/>to clean the map as fast as possible. Best times will saved inside text file.</text:p>
        <text:p text:style-name="P2"/>
        <text:p text:style-name="P2">Moves will be available in all directions and even diagonals and so on for attacks. They will be fluent and pixel <text:change text:change-id="ct42444488"/>based.</text:p>
        <text:p text:style-name="P2"/>
        <text:p text:style-name="P2">There are no character creation<text:change-start text:change-id="ct119137248"/>.<text:change-end text:change-id="ct119137248"/><text:change text:change-id="ct119292424"/></text:p>
        <text:p text:style-name="P2"/>
        <text:p text:style-name="P2"><text:change-start text:change-id="ct118785808"/>Attacks do different damage depending, type, distance. Also attack style we'll make a real progression using the inventory system.<text:change-end text:change-id="ct118785808"/><text:change text:change-id="ct119291416"/></text:p>
        <text:p text:style-name="P2"/>
        <text:p text:style-name="P2">There are 2 types of monsters (worms and skeletons) with birth location managed.</text:p>
        <text:p text:style-name="P2"/>
        <text:p text:style-name="P2"><text:change text:change-id="ct118785944"/><text:change-start text:change-id="ct118786080"/>Monsters have characteristics: life and armor. This we'll be also the same for players and npcs</text:p>
        <text:p text:style-name="P2"/>
        <text:p text:style-name="P2">Players will now have more animations and all others characters will now also be animated.</text:p>
        <text:p text:style-name="P2"/>
        <text:p text:style-name="P2">Monsters we'll used the algorithm A* for movement. They we'll also have a default attitude versus players, npcs and others monsters.</text:p>
        <text:p text:style-name="P2"/>
        <text:p text:style-name="P2">Monsters will be able to and will attack the player who now will be able to die if he lost all his life.</text:p>
        <text:p text:style-name="P2"/>
        <text:p text:style-name="P2">NPCs will also fight and get attacked by monsters.</text:p>
        <text:p text:style-name="P2"/>
        <text:p text:style-name="P2">All damage will used global specification's formulas.</text:p>
        <text:p text:style-name="P2"/>
        <text:p text:style-name="P2"><text:span text:style-name="T8">Drops will appear and the player will interact with them.</text:span><text:change-end text:change-id="ct118786080"/><text:change text:change-id="ct119118072"/></text:p>
        <text:p text:style-name="P3"/>
        <text:p text:style-name="P3">The battlefield will show various terrain type with each type having its own characteristics.</text:p>
        <text:p text:style-name="P3"><text:change-start text:change-id="ct118788672"/>Background and environment sprites will now have various size depending on what they represent.<text:change-end text:change-id="ct118788672"/></text:p>
        <text:p text:style-name="P2"/>
        <text:p text:style-name="P2"><text:change-start text:change-id="ct117664072"/>The game take place on a fixed battlefield of 4096*4096px divided in squares.</text:p>
        <text:p text:style-name="P2"/>
        <text:p text:style-name="P2">The screen will have an initial resolution of 1024*768 in windows mode. Going to full screen is possible, also as change the <text:s/>resolution or resize the windows.<text:change-end text:change-id="ct117664072"/><text:change text:change-id="ct117690752"/></text:p>
        <text:p text:style-name="P2"/>
        <text:p text:style-name="P4">There are no climate management nor day and night cycle, time and so on.</text:p>
        <text:p text:style-name="P4"/>
        <text:p text:style-name="P4">Quests are no<text:change-start text:change-id="ct117663800"/>t<text:change-end text:change-id="ct117663800"/><text:change text:change-id="ct117663936"/> presents nor experience management.</text:p>
        <text:p text:style-name="P4"/>
        <text:p text:style-name="P4"><text:change text:change-id="ct117663696"/><text:change-start text:change-id="ct117659456"/>Some SFXs are present for most action and some will be added. There is also a music during play. File's format will evolve to ogg/mp3 instead of simple uncompressed wav.</text:p>
        <text:p text:style-name="P4"/>
        <text:p text:style-name="P4">Frame per second management is present at 60 fps. Also movements and animation doesn't depends on real framerate.</text:p>
        <text:p text:style-name="P4"><text:change-end text:change-id="ct117659456"/></text:p>
        <text:p text:style-name="P4"/>
        <text:p text:style-name="P4">Error management is handled inside the C++ code (using try &amp; catch methods).</text:p>
        <text:p text:style-name="P4"/>
        <text:p text:style-name="P4"><text:change-start text:change-id="ct117659048"/>Options, characteristics, best times, ... is managed using external files which will evolve to xml when necessary.</text:p>
        <text:p text:style-name="P4"/>
        <text:p text:style-name="P4">An IHM will be present. It <text:span text:style-name="T1">will be mainly noticeable by: an inventory for the player, an interface for option's modifications, the use of the mouse inside menus, the save of the best score player's name, a progression bar during game launch.</text:span><text:change-end text:change-id="ct117659048"/><text:change text:change-id="ct117659184"/></text:p>
        <text:p text:style-name="P4"/>
        <text:p text:style-name="P4"/>
        <text:p text:style-name="P33"/>
        <text:list text:style-name="L2" text:continue-numbering="true">
          <text:list-item>
            <text:list text:continue-numbering="true">
              <text:list-item>
                <text:h text:style-name="P34" text:outline-level="2"/>
              </text:list-item>
            </text:list>
          </text:list-item>
          <text:list-item>
            <text:h text:style-name="P21" text:outline-level="1">Battlefield</text:h>
          </text:list-item>
        </text:list>
        <text:p text:style-name="P5">The battlefield have <text:change text:change-id="ct117658912"/><text:change-start text:change-id="ct118559568"/>4096*4096<text:change-end text:change-id="ct118559568"/>px surface.</text:p>
        <text:p text:style-name="P5">The battlefield is bigger than the resolution in order to implement camera and scrolling.<text:change-start text:change-id="ct118782752"/> It also allow us more space to implements game mechanics.<text:change-end text:change-id="ct118782752"/></text:p>
        <text:p text:style-name="P5"/>
        <text:p text:style-name="P5"/>
        <text:p text:style-name="P5"/>
        <text:p text:style-name="P5">The battlefield is formed from an environment layer over a background layer. Obviously <text:s/>terrains rules have priority over environments rules.</text:p>
        <text:p text:style-name="P5"/>
        <text:p text:style-name="P5">Battlefield and Environment constants (value &amp; surface's filename) can be changed via dev config file.</text:p>
        <text:p text:style-name="P5"/>
        <text:p text:style-name="P5">Battlefield and Environment are stored in map files in form of something like '00 01 10 20....'. Those files are parsed once at the beginning and stored inside vectors. Those vector are used to <text:s/>render the battlefield. Each value is linked to a <text:change text:change-id="ct118812128"/><text:change-start text:change-id="ct118783456"/>16*16<text:change-end text:change-id="ct118783456"/> sprite which is the minimal <text:change text:change-id="ct118778840"/><text:change-start text:change-id="ct118984288"/>Square<text:change-end text:change-id="ct118984288"/>.</text:p>
        <text:p text:style-name="P5"/>
        <text:p text:style-name="P5">Sprites used for type come from tileset and a same background is render randomly from this tileset. This give us a different battlefield aspect each time the game is run.<text:change-start text:change-id="ct119260368"/></text:p>
        <text:p text:style-name="P5"/>
        <text:p text:style-name="P5">Lots of new sprite &amp; tileset will be added to this version in order to give a more pleasant graphic aspect. Also now those sprites won't have all the same dimensions like in older versions. There dimensions will be 16px based but all multiple dimensions can be used. This will force us to have a more robust map system which take care of those various dimensions.<text:change-end text:change-id="ct119260368"/></text:p>
        <text:list text:style-name="L2" text:continue-numbering="true">
          <text:list-item>
            <text:list text:continue-numbering="true">
              <text:list-item>
                <text:h text:style-name="P35" text:outline-level="2">Background</text:h>
              </text:list-item>
            </text:list>
          </text:list-item>
        </text:list>
        <text:p text:style-name="P5">There are various terrain type with each type having its own rules. A background map is created and the background will be generated from it.</text:p>
        <text:p text:style-name="P5"/>
        <text:p text:style-name="P5">Terrain type are:</text:p>
        <text:list text:style-name="L5">
          <text:list-item text:start-value="1">
            <text:p text:style-name="P36">Empty (00): no one can't go, it limits the battlefield or is displayed when there is an error in the map file.</text:p>
          </text:list-item>
          <text:list-item>
            <text:p text:style-name="P36">Grass (01): the default sprite, everyone can go on this type</text:p>
          </text:list-item>
          <text:list-item>
            <text:p text:style-name="P36">Sand (10): sand sprite, monster type 2 can go but no one else</text:p>
          </text:list-item>
          <text:list-item>
            <text:p text:style-name="P36">River (20): river sprite, monster type 2 can't cross, monster type 1 and player can cross</text:p>
          </text:list-item>
          <text:list-item>
            <text:p text:style-name="P36">Lake (25): lake sprite, no one can't go on this type</text:p>
          </text:list-item>
          <text:list-item>
            <text:p text:style-name="P36">Bridge (40): bridge sprite, everyone can use it to cross rivers/lake</text:p>
          </text:list-item>
        </text:list>
        <text:list text:style-name="L2" text:continue-numbering="true">
          <text:list-item>
            <text:list text:continue-numbering="true">
              <text:list-item>
                <text:h text:style-name="P35" text:outline-level="2">Environment</text:h>
              </text:list-item>
            </text:list>
          </text:list-item>
        </text:list>
        <text:p text:style-name="P5">Various Environment item are presents with each item having its own rules. An environment map is created and the environment will be generated from it.</text:p>
        <text:p text:style-name="P5"/>
        <text:p text:style-name="P5">Environment items are:</text:p>
        <text:list text:style-name="L5">
          <text:list-item text:start-value="1">
            <text:p text:style-name="P36">Nothing/Empty (00): indicate that there is no environment or an unknown type. Everyone can go on this type.</text:p>
          </text:list-item>
        </text:list>
        <text:list text:style-name="L5">
          <text:list-item text:start-value="1">
            <text:p text:style-name="P36">Tree (01): tree sprite, no one can't go on this type</text:p>
          </text:list-item>
          <text:list-item>
            <text:p text:style-name="P36">Rock (10): rock sprite, no one can't go on this type</text:p>
          </text:list-item>
          <text:list-item>
            <text:p text:style-name="P36">Wall (20): wall sprite, no one can't go on this type</text:p>
          </text:list-item>
          <text:list-item>
            <text:p text:style-name="P36">House (30): house sprite, monsters can't go but players and npcs are able to</text:p>
          </text:list-item>
        </text:list>
        <text:p text:style-name="P5"/>
        <text:list text:style-name="L2" text:continue-numbering="true">
          <text:list-item>
            <text:h text:style-name="P21" text:outline-level="1">Characters</text:h>
          </text:list-item>
        </text:list>
        <text:p text:style-name="P7">Player and monsters are able to move in all the 4 direction aka up, left, right, down and no win diagonal.</text:p>
        <text:p text:style-name="P7"/>
        <text:p text:style-name="P7">Direction values are:</text:p>
        <text:list text:style-name="L5">
          <text:list-item text:start-value="1">
            <text:p text:style-name="P36">Right = 0</text:p>
          </text:list-item>
          <text:list-item>
            <text:p text:style-name="P36">Right Down = 1</text:p>
          </text:list-item>
          <text:list-item>
            <text:p text:style-name="P36">Down = 2</text:p>
          </text:list-item>
          <text:list-item>
            <text:p text:style-name="P36">Left Down = 3</text:p>
          </text:list-item>
          <text:list-item>
            <text:p text:style-name="P36">Left = 4</text:p>
          </text:list-item>
          <text:list-item>
            <text:p text:style-name="P36">Left Up = 5</text:p>
          </text:list-item>
          <text:list-item>
            <text:p text:style-name="P36">Up= 6</text:p>
          </text:list-item>
          <text:list-item>
            <text:p text:style-name="P36">Right Up = 7</text:p>
          </text:list-item>
        </text:list>
        <text:p text:style-name="P23"/>
        <text:p text:style-name="P2">Characters and Monsters are represented by<text:change text:change-id="ct119136224"/><text:change-start text:change-id="ct119093336"/> <text:s/>there own tilesets.<text:change-end text:change-id="ct119093336"/></text:p>
        <text:p text:style-name="P2"/>
        <text:p text:style-name="P37"><text:span text:style-name="T9">There are </text:span><text:span text:style-name="T9">2 types of monsters </text:span>deriving<text:span text:style-name="T9"> from the same mother class: Monster_Base.</text:span></text:p>
        <text:p text:style-name="P2">The 2 types are skeletons (type 1<text:change-start text:change-id="ct119610576"/>: humanoid<text:change-end text:change-id="ct119610576"/>) and worms (type 2<text:change-start text:change-id="ct119623704"/>: crawling<text:change-end text:change-id="ct119623704"/>).</text:p>
        <text:p text:style-name="P2"/>
        <text:p text:style-name="P2">Players and non players characters will derivate from the same mother class: Player_Base.</text:p>
        <text:p text:style-name="P23"/>
        <text:p text:style-name="P23">The two base class Player<text:span text:style-name="T5">_Base and Monster_Base will be daughters of the class Character_Base.</text:span></text:p>
        <text:p text:style-name="P23"/>
        <text:p text:style-name="P23"/>
        <text:p text:style-name="P23">Every Character will have movements pixel based.</text:p>
        <text:p text:style-name="P23"/>
        <text:p text:style-name="P23">All constants will be defined inside config files.</text:p>
        <text:list text:style-name="L2" text:continue-numbering="true">
          <text:list-item>
            <text:list text:continue-numbering="true">
              <text:list-item>
                <text:h text:style-name="P34" text:outline-level="2">Player Characters</text:h>
              </text:list-item>
            </text:list>
          </text:list-item>
        </text:list>
        <text:p text:style-name="P6">The player begin at 192*224px. This can be changed via<text:span text:style-name="T1"> dev config file.</text:span></text:p>
        <text:p text:style-name="P6"/>
        <text:p text:style-name="P38"><text:change-start text:change-id="ct119680456"/>There will be a new player sprite for all directions.</text:p>
        <text:p text:style-name="P6"/>
        <text:p text:style-name="P6">There are no character creation. But now Player will now have life management and so recovery management. Magic don't death exist for PC. Experience is not present.<text:change-end text:change-id="ct119680456"/><text:change text:change-id="ct119662376"/></text:p>
        <text:p text:style-name="P6"/>
        <text:p text:style-name="P7">Attributes, skills, ladders, masterisation, resistance<text:change text:change-id="ct119671840"/> are not presents<text:span text:style-name="T10">. They </text:span>have no influence at all on the game world, fights, ... !<text:change-start text:change-id="ct119677592"/></text:p>
        <text:p text:style-name="P7">The only characteristic present will be Armor but it will only have a value of <text:span text:style-name="T11">100</text:span> and won't change during play time.<text:change-end text:change-id="ct119677592"/></text:p>
        <text:p text:style-name="P7"/>
        <text:p text:style-name="P7">The velocity of the player will be 120px/s. Player's moves <text:change text:change-id="ct119672400"/><text:change-start text:change-id="ct119683720"/>is<text:change-end text:change-id="ct119683720"/> based on time instead of frame rate.<text:change-start text:change-id="ct119672072"/></text:p>
        <text:p text:style-name="P7"><text:change-end text:change-id="ct119672072"/></text:p>
        <text:p text:style-name="P39"/>
        <text:p text:style-name="P39">Players will have two way of attack: melee and distant with theirs own sprites.</text:p>
        <text:p text:style-name="P39">The melee weapon does instant kill (if monster armor = 0) at contact.</text:p>
        <text:p text:style-name="P39">The distant weapon does instant kill at contact and damage reduce by 1/192 for each pixel separating contact. That means that attack does 0 damage after 192 px (ie6 32*32 square).</text:p>
        <text:p text:style-name="P39">The distant weapon is a bow and so there will be the arrow management. The velocity of the arrow is 8px every 17ms</text:p>
        <text:p text:style-name="P9"/>
        <text:p text:style-name="P9">Hit/Miss will be possible in the height directions up, down, right, left and diagonals.</text:p>
        <text:p text:style-name="P9">If miss at distance, the arrow will disappears.</text:p>
        <text:p text:style-name="P9">Attack direction will be managed.</text:p>
        <text:p text:style-name="P3"/>
        <text:h text:style-name="P40" text:outline-level="2">Non Players characters</text:h>
        <text:p text:style-name="P2">Only one NPC will be represented. It's will be here for testing purpose only and won't have any sensible impact on game play for now.</text:p>
        <text:p text:style-name="P2"/>
        <text:p text:style-name="P2">It'll be created at {1088; 352}. His sprite will have 32*32 dimensions.</text:p>
        <text:p text:style-name="P2">It will be able to move inside the city walls only. That means inside the Rect x=9*32, y=31*32, w=6*32, h=10*32) (editable via dev config file).</text:p>
        <text:p text:style-name="P2"/>
        <text:p text:style-name="P2">NPC, don't attack, move in all 8 directions, have no characteristics. There velocity will be 2px <text:s/>every 1000ms.</text:p>
        <text:list text:style-name="L2" text:continue-numbering="true">
          <text:list-item>
            <text:list text:continue-numbering="true">
              <text:list-item>
                <text:h text:style-name="P35" text:outline-level="2">Monsters</text:h>
              </text:list-item>
            </text:list>
          </text:list-item>
        </text:list>
        <text:p text:style-name="P2"/>
        <text:p text:style-name="P23">Monsters appear randomly on the battlefield.</text:p>
        <text:p text:style-name="P23"/>
        <text:p text:style-name="P23">Monsters<text:span text:style-name="T5"> </text:span>move in all 8 directions randomly every 1000ms and have pixel based movements. The velocity of monsters are 2px per move daemon.</text:p>
        <text:p text:style-name="P23">Moves frequency will be managed via the 'dev config file and are handle via a daemon process.</text:p>
        <text:p text:style-name="P23"/>
        <text:p text:style-name="P23">Monsters sprite dimensions are 32*32.</text:p>
        <text:p text:style-name="P23">When monsters are dead, they will disappeared from the battlefield.</text:p>
        <text:p text:style-name="P23"/>
        <text:p text:style-name="P23">Monsters don't attacked.</text:p>
        <text:p text:style-name="P23"/>
        <text:p text:style-name="P23">Monsters appears at least at 3 square or more from the PC in each directions.</text:p>
        <text:p text:style-name="P23"/>
        <text:p text:style-name="P23">There will be 2 monsters type with their own general sprite: skeletons and worms</text:p>
        <text:p text:style-name="P23"/>
        <text:p text:style-name="P23">Each type will have their own life and and armor characteristic in <text:span text:style-name="T5">dev config file</text:span>. Armor value will be set to 0 for now and life to 100.</text:p>
        <text:p text:style-name="P23"/>
        <text:p text:style-name="P23">Their creation will be managed between an initial value of monsters present on the battlefield and a maximum value of monsters presents at the same time . These values can be changed via <text:span text:style-name="T5">dev config file</text:span>.</text:p>
        <text:p text:style-name="P23"/>
        <text:p text:style-name="P23">Monster generation is managed using a daemon process with an interval that can be change inside dev config file. It's value is 10000ms.</text:p>
        <text:p text:style-name="P23"/>
        <text:p text:style-name="P23">Monsters creation will be managed by area:</text:p>
        <text:list text:style-name="L6">
          <text:list-item>
            <text:p text:style-name="P41">Area 1 (x=0, y=0, w=640, h=640): monsters type 1 can be generated inside this area but monster type 2 can't</text:p>
          </text:list-item>
          <text:list-item>
            <text:p text:style-name="P41">Area 2 (x=640, y=0, w=640, h=640): no monsters type can be generated here</text:p>
          </text:list-item>
          <text:list-item>
            <text:p text:style-name="P41">Area 3 (x=0 y=640, w=640, h=640): all monsters type can be generated here</text:p>
          </text:list-item>
          <text:list-item>
            <text:p text:style-name="P41">Area 7 (x=640, y=640, w=640, h=640): monsters type 2 can be generated inside this area but monster type 1 can't</text:p>
          </text:list-item>
        </text:list>
        <text:p text:style-name="P23">Be careful that birth area mustn't affect moves possibilities.</text:p>
        <text:p text:style-name="P23"/>
        <text:p text:style-name="P23">Monsters will have a life bar sprite attached to <text:span text:style-name="T5">their sprite which show their current life.</text:span></text:p>
        <text:p text:style-name="P42"/>
        <text:p text:style-name="P42">Each monster has it own description file.</text:p>
        <text:p text:style-name="P23"/>
        <text:p text:style-name="P23"/>
        <text:p text:style-name="P23"/>
        <text:p text:style-name="P23"/>
        <text:list text:style-name="L2" text:continue-numbering="true">
          <text:list-item>
            <text:h text:style-name="P43" text:outline-level="1">Inputs</text:h>
          </text:list-item>
        </text:list>
        <text:p text:style-name="P3">Players will be able to move by using the keyboard only with predefined keys and exit the game using the same way.</text:p>
        <text:p text:style-name="P3">Defaults Inputs:</text:p>
        <text:p text:style-name="P3">Up: Num8 or Up; Right: Num9 or Left; Down: Num5 or Down; Left: Num7 or Left; Attack: Num/ or Right Ctrl; Change Attack Style Between Distant and Melee: Num* or Right Shift. Diagonals will be combinations of two keys (like Up+Left for diagonal Up-Left).</text:p>
        <text:list text:style-name="L7">
          <text:list-header>
            <text:p text:style-name="P44"/>
          </text:list-header>
        </text:list>
        <text:p text:style-name="P11">Player has two keyboard layout in order to work on laptop because their numpad is not available easily.</text:p>
        <text:p text:style-name="P11"/>
        <text:p text:style-name="P11">Movement continue in the same direction while the movement key stay pressed.</text:p>
        <text:p text:style-name="P11"/>
        <text:p text:style-name="P11">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p>
        <text:p text:style-name="P11"/>
        <text:p text:style-name="P11">Full Screen / Windows Mode, are available using the F11 key.</text:p>
        <text:p text:style-name="P11"/>
        <text:p text:style-name="P11">All these key will be defined inside user config file and so we'll be able to change them manually.</text:p>
        <text:list text:style-name="L2" text:continue-numbering="true">
          <text:list-item>
            <text:h text:style-name="P21" text:outline-level="1">Animations</text:h>
          </text:list-item>
        </text:list>
        <text:p text:style-name="P6">All animation's timers have default interval that can be changed inside dev config file<text:change-start text:change-id="ct42074816"/> (see section)<text:change-end text:change-id="ct42074816"/>.</text:p>
        <text:p text:style-name="P6"/>
        <text:p text:style-name="P6">There is also a number of frame for each animation stored in the same file.</text:p>
        <text:list text:style-name="L8">
          <text:list-item>
            <text:list>
              <text:list-item>
                <text:h text:style-name="P45" text:outline-level="2"><text:change text:change-id="ct119767808"/><text:change-start text:change-id="ct119766432"/>Players<text:change-end text:change-id="ct119766432"/></text:h>
              </text:list-item>
            </text:list>
          </text:list-item>
        </text:list>
        <text:p text:style-name="P9"><text:change text:change-id="ct119713528"/><text:change-start text:change-id="ct119764432"/></text:p>
        <text:p text:style-name="P10"/>
        <text:p text:style-name="P10"/>
        <text:p text:style-name="P10">"Walk Unarmed" animation at <text:span text:style-name="T11">130</text:span>ms/frame</text:p>
        <text:p text:style-name="P10">"Walk with Sword" animation at <text:span text:style-name="T11">130</text:span>ms/frame</text:p>
        <text:p text:style-name="P10">"Walk with Bow" animation at <text:span text:style-name="T11">130</text:span>ms/frame</text:p>
        <text:p text:style-name="P10"/>
        <text:p text:style-name="P10">"Run Unarmed" animation at <text:span text:style-name="T11">130</text:span>ms/frame</text:p>
        <text:p text:style-name="P10">"Run with Sword" animation at <text:span text:style-name="T11">130</text:span>ms/frame</text:p>
        <text:p text:style-name="P10">"Run with Bow" animation at <text:span text:style-name="T11">130</text:span>ms/frame</text:p>
        <text:p text:style-name="P10"/>
        <text:p text:style-name="P10">"Unarmed Attack" animation at <text:span text:style-name="T11">130</text:span>ms/frame</text:p>
        <text:p text:style-name="P10">"Sword Attack" animation at 130ms/frame</text:p>
        <text:p text:style-name="P10">"Bow Attack" animation at <text:span text:style-name="T11">130</text:span>ms/frame</text:p>
        <text:p text:style-name="P10"/>
        <text:p text:style-name="P10">"Arrow movements" animation at 17ms/movement</text:p>
        <text:p text:style-name="P10"/>
        <text:p text:style-name="P10">"Been Hit Unarmed" animation at <text:span text:style-name="T11">130</text:span>ms/frame</text:p>
        <text:p text:style-name="P10">"Been Hit with Sword" animation at <text:span text:style-name="T11">130</text:span>ms/frame</text:p>
        <text:p text:style-name="P10">"Been Hit with Bow" animation at <text:span text:style-name="T11">130</text:span>ms/frame</text:p>
        <text:p text:style-name="P10"/>
        <text:p text:style-name="P10">"Death Unarmed" animation at <text:span text:style-name="T11">130</text:span>ms/frame</text:p>
        <text:p text:style-name="P10">"Death with Sword" animation at <text:span text:style-name="T11">130</text:span>ms/frame</text:p>
        <text:p text:style-name="P10">"Death with Sword" animation at <text:span text:style-name="T11">130</text:span>ms/frame</text:p>
        <text:p text:style-name="P10"/>
        <text:p text:style-name="P10">"Pause Unarmed" animation at <text:span text:style-name="T11">130</text:span>ms/frame</text:p>
        <text:p text:style-name="P10">"Pause with Sword" animation at <text:span text:style-name="T11">130</text:span>ms/frame</text:p>
        <text:p text:style-name="P10">"Pause with Sword" animation at <text:span text:style-name="T11">130</text:span>ms/frame<text:change-end text:change-id="ct119764432"/></text:p>
        <text:list text:style-name="L2" text:continue-numbering="true">
          <text:list-item>
            <text:list text:continue-numbering="true">
              <text:list-item>
                <text:h text:style-name="P27" text:outline-level="2">NPC<text:change-start text:change-id="ct119764328"/>s<text:change-end text:change-id="ct119764328"/></text:h>
              </text:list-item>
            </text:list>
          </text:list-item>
        </text:list>
        <text:p text:style-name="P10">No animations for now.</text:p>
        <text:p text:style-name="P10"/>
        <text:list text:style-name="L2" text:continue-numbering="true">
          <text:list-item>
            <text:list text:continue-numbering="true">
              <text:list-item>
                <text:h text:style-name="P27" text:outline-level="2">Monsters</text:h>
              </text:list-item>
            </text:list>
          </text:list-item>
        </text:list>
        <text:p text:style-name="P11"><text:change text:change-id="ct119764120"/><text:change-start text:change-id="ct119718144"/></text:p>
        <text:h text:style-name="Heading_20_3" text:outline-level="3"><text:change-end text:change-id="ct119718144"/><text:change-start text:change-id="ct119764224"/>Skeletons</text:h>
        <text:h text:style-name="P46" text:outline-level="3">Worms<text:change-end text:change-id="ct119764224"/><text:change-start text:change-id="ct119763912"/></text:h>
        <text:p text:style-name="P10"><text:change-end text:change-id="ct119763912"/></text:p>
        <text:list text:style-name="L2" text:continue-numbering="true">
          <text:list-item>
            <text:h text:style-name="P21" text:outline-level="1">Collisions</text:h>
          </text:list-item>
        </text:list>
        <text:p text:style-name="P11"/>
        <text:p text:style-name="P11">Collision are managed between all type: characters/monsters; characters/npcs, characters/battlefield, monsters/monsters, npcs/npcs, monsters/npcs, npcs/battlefield and monsters/battlefield.</text:p>
        <text:p text:style-name="P11"/>
        <text:p text:style-name="P11">Partial collisions <text:change text:change-id="ct119771040"/><text:change-start text:change-id="ct119718864"/>is<text:change-end text:change-id="ct119718864"/> present as everyone now <text:change-start text:change-id="ct68070480"/>have <text:change-end text:change-id="ct68070480"/><text:change text:change-id="ct119565000"/>pixel<text:change text:change-id="ct119764016"/><text:change-start text:change-id="ct119752304"/> based<text:change-end text:change-id="ct119752304"/><text:change-start text:change-id="ct119713424"/> movements<text:change-end text:change-id="ct119713424"/>.</text:p>
        <text:p text:style-name="P11"/>
        <text:p text:style-name="P11">Collision with the battlefield limit are managed too.<text:change-start text:change-id="ct119712552"/></text:p>
        <text:p text:style-name="P11"/>
        <text:p text:style-name="P11">Also a system of "slide when diagonal collision" will be implemented to facilitate movements.<text:change-end text:change-id="ct119712552"/></text:p>
        <text:p text:style-name="P47"><text:change text:change-id="ct119735672"/>Rules</text:p>
        <text:p text:style-name="P23">Player won't be able to go on Monster's square until they are dead.</text:p>
        <text:p text:style-name="P23">Monsters won't be able to go on Player's square.</text:p>
        <text:p text:style-name="P23">Monsters are not allowed to go</text:p>
        <text:p text:style-name="P23">No one leave the battlefield by the limits of the field.</text:p>
        <text:p text:style-name="P11">No one go on the status bar.</text:p>
        <text:list text:style-name="L2" text:continue-numbering="true">
          <text:list-item>
            <text:h text:style-name="P21" text:outline-level="1">Message</text:h>
          </text:list-item>
        </text:list>
        <text:p text:style-name="P6"/>
        <text:p text:style-name="P6">Messages will be displayed on the status bar.</text:p>
        <text:p text:style-name="P6"/>
        <text:p text:style-name="P6">Messages are displayed when <text:change text:change-id="ct119816344"/><text:change-start text:change-id="ct119879800"/><text:s/>attack<text:change-end text:change-id="ct119879800"/> hit or miss.</text:p>
        <text:p text:style-name="P6"/>
        <text:p text:style-name="P6">Inside the status bar <text:change text:change-id="ct119880352"/><text:change-start text:change-id="ct119890888"/>is<text:change-end text:change-id="ct119890888"/> also <text:change text:change-id="ct65994936"/>displayed the number of alive <text:s/>monsters and the numbers of kills.</text:p>
        <text:list text:style-name="L2" text:continue-numbering="true">
          <text:list-item>
            <text:h text:style-name="P21" text:outline-level="1">Game States &amp; Interfaces</text:h>
          </text:list-item>
        </text:list>
        <text:p text:style-name="P6">Two games states are available: play and pause</text:p>
        <text:p text:style-name="P6"/>
        <text:list text:style-name="L2" text:continue-numbering="true">
          <text:list-item>
            <text:list text:continue-numbering="true">
              <text:list-item>
                <text:h text:style-name="P27" text:outline-level="2">Play State &amp; Interface</text:h>
              </text:list-item>
            </text:list>
          </text:list-item>
        </text:list>
        <text:p text:style-name="P6">It's the normal game state. The player can play with is character. The world live as expected.</text:p>
        <text:p text:style-name="P6"/>
        <text:p text:style-name="P6">A status bar is available at the bottom of the screen.</text:p>
        <text:p text:style-name="P6">It dimension will be 640*32px.</text:p>
        <text:p text:style-name="P6"/>
        <text:p text:style-name="P6">The rest of screen is filled by the battlefield, characters, non player characters and monsters.</text:p>
        <text:p text:style-name="P6"/>
        <text:list text:style-name="L2" text:continue-numbering="true">
          <text:list-item>
            <text:list text:continue-numbering="true">
              <text:list-item>
                <text:h text:style-name="P27" text:outline-level="2">Pause State &amp; Interface</text:h>
              </text:list-item>
            </text:list>
          </text:list-item>
        </text:list>
        <text:p text:style-name="P6"/>
        <text:p text:style-name="P6">It <text:span text:style-name="T1">happen </text:span>when the user has push the escape key. A menu pop-up which ask if the player really <text:span text:style-name="T1">wants to leave the game.</text:span></text:p>
        <text:p text:style-name="P38"/>
        <text:p text:style-name="P38">The world live normally but the player can't move nor attack but it's still vulnerable to opponents attacks.</text:p>
        <text:p text:style-name="P38"/>
        <text:list text:style-name="L2" text:continue-numbering="true">
          <text:list-item>
            <text:list text:continue-numbering="true">
              <text:list-item>
                <text:h text:style-name="P27" text:outline-level="2">Victory state &amp; interface</text:h>
              </text:list-item>
            </text:list>
          </text:list-item>
        </text:list>
        <text:p text:style-name="P5">It'll happen when the player have won. A victory screen containing the time of the character and the numbers of kills will be displayed.</text:p>
        <text:p text:style-name="P5"/>
        <text:p text:style-name="P5">The empty battlefield will be displayed in background and all deamons will be stopped.</text:p>
        <text:p text:style-name="P5"/>
        <text:p text:style-name="P5">Only the escape, the return and the numpad enter keys will be available and will generate the save of the score than leave the game.</text:p>
        <text:list text:style-name="L2" text:continue-numbering="true">
          <text:list-item>
            <text:h text:style-name="P21" text:outline-level="1">Rendering System</text:h>
          </text:list-item>
        </text:list>
        <text:p text:style-name="P23"/>
        <text:p text:style-name="P11">The rendering will be 2D only with fix camera looking the battlefield from the sky. Scrolling camera will be available to go in non initial displayed area of the battlefield.</text:p>
        <text:p text:style-name="P11"/>
        <text:p text:style-name="P11"><text:change-start text:change-id="ct119331456"/>The initial screen definition will be 1024*768 in 16b. Changes will be available via the interface or manually via the user config file.<text:change-end text:change-id="ct119331456"/><text:change text:change-id="ct119890992"/></text:p>
        <text:p text:style-name="P11"/>
        <text:p text:style-name="P11">Going to full screen and go back to windows mode is possible.</text:p>
        <text:p text:style-name="P11"/>
        <text:p text:style-name="P11">Resize of the windows is possible too.</text:p>
        <text:p text:style-name="P11"/>
        <text:p text:style-name="P11">The game engine will be RAGE:SDLut currently in development.<text:change-start text:change-id="ct119894728"/> We will use the tagged version 0.01.<text:change-end text:change-id="ct119894728"/></text:p>
        <text:p text:style-name="P33"/>
        <text:p text:style-name="P11"/>
        <text:p text:style-name="P11"/>
        <text:p text:style-name="P11">No lighting model.</text:p>
        <text:p text:style-name="P11"/>
        <text:p text:style-name="P11">Characters will be rendered has 2D bitmap moving across a 2D surface. The minimal clip dimensions are <text:change-start text:change-id="ct119909104"/>16<text:change-end text:change-id="ct119909104"/><text:change text:change-id="ct117202336"/>px*<text:change-start text:change-id="ct119899456"/>16<text:change-end text:change-id="ct119899456"/><text:change text:change-id="ct119884448"/>px and <text:change text:change-id="ct119901856"/>all sprites<text:change-start text:change-id="ct119900904"/> dimensions are multiplicative of this minimal clip<text:change-end text:change-id="ct119900904"/>.</text:p>
        <text:list text:style-name="L2" text:continue-numbering="true">
          <text:list-item>
            <text:h text:style-name="P48" text:outline-level="1">Sound System</text:h>
          </text:list-item>
        </text:list>
        <text:p text:style-name="P11"><text:change-start text:change-id="ct119900784"/>An sfx sound is present inside the escape menu that allow the player to quit. It can be hear each time the player switch between options<text:change-end text:change-id="ct119900784"/><text:change-start text:change-id="ct119775336"/><text:span text:style-name="T12"> or an option is selected via the mouse</text:span><text:change-end text:change-id="ct119775336"/><text:change-start text:change-id="ct119906912"/>.</text:p>
        <text:p text:style-name="P11"/>
        <text:p text:style-name="P11">An sfx will be present when the sword is used.</text:p>
        <text:p text:style-name="P11">An sfx will be present when the bow is used.</text:p>
        <text:p text:style-name="P11">An sfx will be present when a <text:change-end text:change-id="ct119906912"/><text:change text:change-id="ct119922536"/><text:change-start text:change-id="ct119912320"/><text:s/><text:span text:style-name="T12">character</text:span><text:change-end text:change-id="ct119912320"/><text:change-start text:change-id="ct119935656"/> will be hit by <text:change-end text:change-id="ct119935656"/><text:change text:change-id="ct119935920"/><text:change-start text:change-id="ct119912888"/><text:span text:style-name="T12">an</text:span><text:change-end text:change-id="ct119912888"/><text:change-start text:change-id="ct119945312"/> attack.</text:p>
        <text:p text:style-name="P11">An sfx will be present when <text:change-end text:change-id="ct119945312"/><text:change text:change-id="ct119887384"/><text:change-start text:change-id="ct119948328"/><text:span text:style-name="T12">a character</text:span><text:change-end text:change-id="ct119948328"/><text:change-start text:change-id="ct119949368"/> miss <text:change-end text:change-id="ct119949368"/><text:change-start text:change-id="ct119949560"/>h<text:change-end text:change-id="ct119949560"/><text:change-start text:change-id="ct119929936"/>is attack.<text:change-end text:change-id="ct119929936"/><text:change-start text:change-id="ct119930040"/></text:p>
        <text:p text:style-name="P49">An sfx will be present on all characters death (dependent of the character).</text:p>
        <text:p text:style-name="P49"/>
        <text:p text:style-name="P49">SFXs playing can be completely disable via config file (need game restart).<text:change-end text:change-id="ct119930040"/><text:change-start text:change-id="ct119953336"/></text:p>
        <text:p text:style-name="P11"/>
        <text:p text:style-name="P11">Music will be present during play time and can be disable via user config file<text:change-end text:change-id="ct119953336"/><text:change-start text:change-id="ct119992488"/><text:span text:style-name="T12"> (need game restart)</text:span><text:change-end text:change-id="ct119992488"/><text:change-start text:change-id="ct119983232"/>.</text:p>
        <text:p text:style-name="P11"/>
        <text:p text:style-name="P11"><text:change-end text:change-id="ct119983232"/><text:change-start text:change-id="ct119992792"/><text:span text:style-name="T12">Wav format ogg and mp3 are allowed.</text:span><text:change-end text:change-id="ct119992792"/><text:change text:change-id="ct119964496"/></text:p>
        <text:p text:style-name="P50"/>
        <text:list text:style-name="L2" text:continue-numbering="true">
          <text:list-item>
            <text:h text:style-name="P48" text:outline-level="1">Game Objectives</text:h>
          </text:list-item>
        </text:list>
        <text:p text:style-name="P11">The objective is to clean the map of all monster as fast as possible.</text:p>
        <text:p text:style-name="P11"/>
        <text:p text:style-name="P11">Time scores will be saved inside 'time_scores.txt' file with the date of the score.</text:p>
        <text:p text:style-name="P11"/>
        <text:p text:style-name="P11">A victory screen will be shown in case of victory summarizing numbers of killed and time used<text:change-start text:change-id="ct119982960"/> to achieve goal<text:change-end text:change-id="ct119982960"/>.</text:p>
        <text:p text:style-name="P11"/>
        <text:list text:style-name="L2" text:continue-numbering="true">
          <text:list-item>
            <text:h text:style-name="P48" text:outline-level="1">Files &amp; Data</text:h>
          </text:list-item>
        </text:list>
        <text:p text:style-name="P50">Convention:</text:p>
        <text:list text:style-name="L9">
          <text:list-item>
            <text:p text:style-name="P51"><text:change-start text:change-id="ct120022520"/>The first letter of each world must be capitalized.</text:p>
          </text:list-item>
          <text:list-item>
            <text:p text:style-name="P51">The extension must be lower case</text:p>
          </text:list-item>
          <text:list-item>
            <text:p text:style-name="P51">Space between words are allowed</text:p>
          </text:list-item>
          <text:list-item>
            <text:p text:style-name="P52"><text:span text:style-name="T13">Name must be explicit: using words like sprite, tileset and anything else that can give a <text:s/>better comprehension of the file is deeply </text:span><text:change-end text:change-id="ct120022520"/>encouraged.</text:p>
          </text:list-item>
          <text:list-item>
            <text:p text:style-name="P52">Data linked to the same type, like for one character or one item, must used the same root<text:change-start text:change-id="ct117608936"/><text:span text:style-name="T14"> name</text:span><text:change-end text:change-id="ct117608936"/>.</text:p>
          </text:list-item>
        </text:list>
        <text:list text:style-name="L2" text:continue-numbering="true">
          <text:list-item>
            <text:list text:continue-numbering="true">
              <text:list-item>
                <text:h text:style-name="P27" text:outline-level="2">Configurations files</text:h>
              </text:list-item>
            </text:list>
          </text:list-item>
        </text:list>
        <text:p text:style-name="P11">Theses files contain all game parameters. They can be edited manually but mustn't contains error cause they can messed up the whole game.</text:p>
        <text:p text:style-name="P11"/>
        <text:p text:style-name="P50">Convention:</text:p>
        <text:list text:style-name="L9">
          <text:list-item text:start-value="1">
            <text:p text:style-name="P51"><text:change-start text:change-id="ct119146320"/>One option per line</text:p>
          </text:list-item>
          <text:list-item>
            <text:p text:style-name="P51">Formatting: option_name = option_value</text:p>
          </text:list-item>
          <text:list-item>
            <text:p text:style-name="P51">Comments begin with #</text:p>
          </text:list-item>
          <text:list-item>
            <text:p text:style-name="P51">The # is only allowed at the beginning of a line<text:change-end text:change-id="ct119146320"/></text:p>
          </text:list-item>
          <text:list-item>
            <text:p text:style-name="P51">For a string value the formatting is: option_name = "option_value". The string returned will be "option_value" with the double quote.</text:p>
          </text:list-item>
          <text:list-item>
            <text:p text:style-name="P51">Option order have no importance</text:p>
          </text:list-item>
        </text:list>
        <text:list text:style-name="L2" text:continue-numbering="true">
          <text:list-item>
            <text:list text:continue-numbering="true">
              <text:list-item>
                <text:list text:continue-numbering="true">
                  <text:list-item>
                    <text:h text:style-name="P53" text:outline-level="3">"Config.ini"</text:h>
                  </text:list-item>
                </text:list>
              </text:list-item>
            </text:list>
          </text:list-item>
        </text:list>
        <text:p text:style-name="P11">This file contains all options linked to the game that the player is allowed to configure manually or preferably via the interface (in a future version).</text:p>
        <text:p text:style-name="P11"/>
        <text:p text:style-name="P11">The first time the game is launched the file is created in the root directory. Next times, the file will be used directly. If deleted a new file with default option will be generated. This give us an easy option reset.</text:p>
        <text:p text:style-name="P11"/>
        <text:p text:style-name="P11">Default file:</text:p>
        <text:p text:style-name="File_20_Description">#screen def</text:p>
        <text:p text:style-name="File_20_Description">SCREEN_WIDTH = <text:change text:change-id="ct120064224"/><text:change-start text:change-id="ct120166432"/><text:span text:style-name="T14">1024</text:span><text:change-end text:change-id="ct120166432"/></text:p>
        <text:p text:style-name="File_20_Description">SCREEN_HEIGHT = <text:change-start text:change-id="ct117957256"/>768<text:change-end text:change-id="ct117957256"/><text:change text:change-id="ct117981472"/></text:p>
        <text:p text:style-name="File_20_Description">SCREEN_BPP = 16</text:p>
        <text:p text:style-name="File_20_Description"/>
        <text:p text:style-name="File_20_Description">#Audio</text:p>
        <text:p text:style-name="File_20_Description">ENABLE_MUSIC = 1</text:p>
        <text:p text:style-name="File_20_Description"/>
        <text:p text:style-name="File_20_Description">###KEYS NAMES ARE ALL CAPITALIZED EXCEPT LETTERS NAME###</text:p>
        <text:p text:style-name="File_20_Description">#Keys 1</text:p>
        <text:p text:style-name="File_20_Description">UP_1 = KKP8</text:p>
        <text:p text:style-name="File_20_Description">DOWN_1 = KKP5</text:p>
        <text:p text:style-name="File_20_Description">LEFT_1 = KKP7</text:p>
        <text:p text:style-name="File_20_Description">RIGHT_1 = KKP9</text:p>
        <text:p text:style-name="File_20_Description">ATTACK_1 = KKPDIVIDE</text:p>
        <text:p text:style-name="File_20_Description">CHANGE_ATTACK_MODE_1 = KKPMULTIPLY</text:p>
        <text:p text:style-name="File_20_Description">MENU_CALL_1 = KESCAPE</text:p>
        <text:p text:style-name="File_20_Description">WINDOW_MODE_1 = KF11</text:p>
        <text:p text:style-name="File_20_Description"/>
        <text:p text:style-name="File_20_Description">#Keys 2</text:p>
        <text:p text:style-name="File_20_Description">UP_2 = KUP</text:p>
        <text:p text:style-name="File_20_Description">DOWN_2 = KDOWN</text:p>
        <text:p text:style-name="File_20_Description">LEFT_2 = KLEFT</text:p>
        <text:p text:style-name="File_20_Description">RIGHT_2 = KRIGHT</text:p>
        <text:p text:style-name="File_20_Description">ATTACK_2 = KRCTRL</text:p>
        <text:p text:style-name="File_20_Description">CHANGE_ATTACK_MODE_2 = KRSHIFT</text:p>
        <text:p text:style-name="File_20_Description">MENU_CALL_2 = </text:p>
        <text:p text:style-name="File_20_Description">WINDOW_MODE_2 = </text:p>
        <text:list text:style-name="L10">
          <text:list-item>
            <text:list>
              <text:list-item>
                <text:list>
                  <text:list-item>
                    <text:h text:style-name="P54" text:outline-level="3">"Config/Anim_Config.ini"</text:h>
                  </text:list-item>
                </text:list>
              </text:list-item>
            </text:list>
          </text:list-item>
        </text:list>
        <text:p text:style-name="P11">This file contains options linked to animations.</text:p>
        <text:p text:style-name="P11">It contains intervals between animation frame and the number of frame for all animations.</text:p>
        <text:p text:style-name="P11"/>
        <text:p text:style-name="P11">Default file:</text:p>
        <text:p text:style-name="File_20_Description">#Animations timers (ms)</text:p>
        <text:p text:style-name="File_20_Description">PLAYER_MOVE_ANIMATION_INTERVAL = 150</text:p>
        <text:p text:style-name="File_20_Description">PLAYER_SWORD_ATTACK_ANIMATION_INTERVAL = 130</text:p>
        <text:p text:style-name="File_20_Description">PLAYER_BOW_ATTACK_ANIMATION_INTERVAL = 130</text:p>
        <text:p text:style-name="File_20_Description">PLAYER_ARROW_MOVE_ANIMATION_INTERVAL = 17</text:p>
        <text:p text:style-name="File_20_Description"/>
        <text:p text:style-name="File_20_Description">#Animations frame numbers</text:p>
        <text:p text:style-name="File_20_Description">PLAYER_SWORD_ATTACK_ANIMATION_FRAME = 3</text:p>
        <text:p text:style-name="File_20_Description">PLAYER_BOW_ATTACK_ANIMATION_FRAME = 3</text:p>
        <text:p text:style-name="File_20_Description">PLAYER_ARROW_ATTACK_ANIMATION_FRAME = 1</text:p>
        <text:list text:style-name="L11">
          <text:list-item>
            <text:list>
              <text:list-item>
                <text:list>
                  <text:list-item>
                    <text:h text:style-name="P55" text:outline-level="3">"Config/Daemons_Config.ini"</text:h>
                  </text:list-item>
                </text:list>
              </text:list-item>
            </text:list>
          </text:list-item>
        </text:list>
        <text:p text:style-name="P11">This file is designed to store all information regarding daemon processes.</text:p>
        <text:p text:style-name="P11">Contained options are interval between each daemon cycle.</text:p>
        <text:p text:style-name="P11"/>
        <text:p text:style-name="P11">Default file:</text:p>
        <text:p text:style-name="File_20_Description">#Daemons Intervals (must be &gt; 0 else timer class bug)</text:p>
        <text:p text:style-name="File_20_Description">MONSTERS_MOVEMENT_INTERVAL = 1000</text:p>
        <text:p text:style-name="File_20_Description">MONSTERS_GENERATION_INTERVAL = 10000</text:p>
        <text:p text:style-name="File_20_Description">NPCS_MOVEMENT_INTERVAL = 1000</text:p>
        <text:list text:style-name="L12">
          <text:list-item>
            <text:list>
              <text:list-item>
                <text:list>
                  <text:list-item>
                    <text:h text:style-name="P56" text:outline-level="3">"Config/Dev_Config.ini"</text:h>
                  </text:list-item>
                </text:list>
              </text:list-item>
            </text:list>
          </text:list-item>
        </text:list>
        <text:p text:style-name="P11">This file is similar to the "config.ini" file in the sense that it contains options of many sort. But it differ in the way that all these option are meant to be tweaked only by game developers that know what they're doing.</text:p>
        <text:p text:style-name="P11">It contains all game options and players options not present elsewhere and so it's the first place to look for when you're searching for an option.</text:p>
        <text:p text:style-name="P11">It mustn't not be deleted cause it's not re-created automatically.</text:p>
        <text:p text:style-name="P11"/>
        <text:p text:style-name="P11">Default file:</text:p>
        <text:p text:style-name="File_20_Description">#frame rate</text:p>
        <text:p text:style-name="File_20_Description">FRAMES_PER_SECOND = 60</text:p>
        <text:p text:style-name="File_20_Description"/>
        <text:p text:style-name="File_20_Description">#Windows</text:p>
        <text:p text:style-name="File_20_Description">Window_Name = "Project 0 - 2D v0.0<text:change-start text:change-id="ct120005240"/>4<text:change-end text:change-id="ct120005240"/><text:change text:change-id="ct119987800"/>"</text:p>
        <text:p text:style-name="File_20_Description"/>
        <text:p text:style-name="File_20_Description">#level dimensions</text:p>
        <text:p text:style-name="File_20_Description">LEVEL_WIDTH = <text:change text:change-id="ct119184856"/><text:change-start text:change-id="ct119185248"/>4096<text:change-end text:change-id="ct119185248"/></text:p>
        <text:p text:style-name="File_20_Description">LEVEL_HEIGHT = <text:change text:change-id="ct119987904"/><text:change-start text:change-id="ct119953440"/>4096<text:change-end text:change-id="ct119953440"/></text:p>
        <text:p text:style-name="File_20_Description"/>
        <text:p text:style-name="File_20_Description">#default players/monsters sprite dimensions</text:p>
        <text:p text:style-name="File_20_Description">PC_WIDTH = 32</text:p>
        <text:p text:style-name="File_20_Description">PC_HEIGHT = 32</text:p>
        <text:p text:style-name="File_20_Description">MO_WIDTH = 32</text:p>
        <text:p text:style-name="File_20_Description">MO_HEIGHT = 32</text:p>
        <text:p text:style-name="File_20_Description"/>
        <text:p text:style-name="File_20_Description">#character initial position</text:p>
        <text:p text:style-name="File_20_Description">CH_INITIAL_X = 192</text:p>
        <text:p text:style-name="File_20_Description">CH_INITIAL_Y = 224</text:p>
        <text:p text:style-name="File_20_Description"/>
        <text:p text:style-name="File_20_Description">#Character velocity (px/s)</text:p>
        <text:p text:style-name="File_20_Description">CH_VEL = 120</text:p>
        <text:p text:style-name="File_20_Description"/>
        <text:p text:style-name="File_20_Description">#Directions representation</text:p>
        <text:p text:style-name="File_20_Description">CH_RIGHT = 0</text:p>
        <text:p text:style-name="File_20_Description">CH_RIGHT_DOWN = 1</text:p>
        <text:p text:style-name="File_20_Description">CH_DOWN = 2</text:p>
        <text:p text:style-name="File_20_Description">CH_LEFT_DOWN = 3</text:p>
        <text:p text:style-name="File_20_Description">CH_LEFT = 4</text:p>
        <text:p text:style-name="File_20_Description">CH_LEFT_UP = 5</text:p>
        <text:p text:style-name="File_20_Description">CH_UP = 6</text:p>
        <text:p text:style-name="File_20_Description">CH_RIGHT_UP = 7</text:p>
        <text:p text:style-name="File_20_Description"/>
        <text:p text:style-name="File_20_Description">#monsters level const</text:p>
        <text:p text:style-name="File_20_Description">INITIAL_MONSTERS = 15</text:p>
        <text:p text:style-name="File_20_Description">MAX_MONSTERS_SIMULTANEOUSLY = 30</text:p>
        <text:p text:style-name="File_20_Description"/>
        <text:p text:style-name="File_20_Description">#status bar dimension</text:p>
        <text:p text:style-name="File_20_Description">STATUS_BAR_H = 32</text:p>
        <text:p text:style-name="File_20_Description"/>
        <text:p text:style-name="File_20_Description">#Life Bar dimensions</text:p>
        <text:p text:style-name="File_20_Description">LIFE_BAR_WIDTH = 32</text:p>
        <text:p text:style-name="File_20_Description">LIFE_BAR_HEIGHT = 6</text:p>
        <text:p text:style-name="File_20_Description"/>
        <text:p text:style-name="File_20_Description">#Battlefield sprite dimensions</text:p>
        <text:p text:style-name="File_20_Description">BATF_SPRITE_W = 32</text:p>
        <text:p text:style-name="File_20_Description">BATF_SPRITE_H = 32</text:p>
        <text:p text:style-name="File_20_Description"/>
        <text:p text:style-name="File_20_Description">#BackGround Types</text:p>
        <text:p text:style-name="File_20_Description">EMPTY_GROUND = 00</text:p>
        <text:p text:style-name="File_20_Description">GRASS_GROUND = 01</text:p>
        <text:p text:style-name="File_20_Description">SAND_GROUND = 10</text:p>
        <text:p text:style-name="File_20_Description">RIVER_GROUND = 20</text:p>
        <text:p text:style-name="File_20_Description">LAKE_GROUND = 25</text:p>
        <text:p text:style-name="File_20_Description">BRIDGE_GROUND = 40</text:p>
        <text:p text:style-name="File_20_Description"/>
        <text:p text:style-name="File_20_Description">#BG Types filenames</text:p>
        <text:p text:style-name="File_20_Description">GRASS_GROUND_Filename = "Data/Battlefield/Grass.png"</text:p>
        <text:p text:style-name="File_20_Description">SAND_GROUND_Filename = "Data/Battlefield/Sand Tileset.png"</text:p>
        <text:p text:style-name="File_20_Description">RIVER_GROUND_Filename = "Data/Battlefield/Water.png"</text:p>
        <text:p text:style-name="File_20_Description">LAKE_GROUND_Filename = "Data/Battlefield/Water.png"</text:p>
        <text:p text:style-name="File_20_Description">BRIDGE_GROUND_Filename = "Data/Battlefield/tankbrigade.bmp"</text:p>
        <text:p text:style-name="File_20_Description"/>
        <text:p text:style-name="File_20_Description">#Environment Types</text:p>
        <text:p text:style-name="File_20_Description">NOTHING_ENV = 00;</text:p>
        <text:p text:style-name="File_20_Description">TREE_ENV = 01;</text:p>
        <text:p text:style-name="File_20_Description">ROCK_ENV = 10;</text:p>
        <text:p text:style-name="File_20_Description">WALL_ENV = 20;</text:p>
        <text:p text:style-name="File_20_Description">HOUSE_ENV = 30;</text:p>
        <text:p text:style-name="File_20_Description"/>
        <text:p text:style-name="File_20_Description">#Env types filenames</text:p>
        <text:p text:style-name="File_20_Description">TREE_ENV_Filename = "Data/Battlefield/Trees Tileset.png"</text:p>
        <text:p text:style-name="File_20_Description">ROCK_ENV_Filename = "Data/Battlefield/Rock.png"</text:p>
        <text:p text:style-name="File_20_Description">WALL_ENV_Filename = "Data/Battlefield/Wall.png"</text:p>
        <text:p text:style-name="File_20_Description">HOUSE_ENV_Filename = "Data/Battlefield/Houses Tileset.png"</text:p>
        <text:p text:style-name="File_20_Description"/>
        <text:p text:style-name="File_20_Description">#State of the game at the begining: 'ingame' state</text:p>
        <text:p text:style-name="File_20_Description">GLOBAL_GAME_STATE = 3</text:p>
        <text:p text:style-name="File_20_Description"/>
        <text:p text:style-name="File_20_Description">#Name of the log file</text:p>
        <text:p text:style-name="File_20_Description">Log_Name = "Project 0.log"</text:p>
        <text:p text:style-name="P57">"Data/Characters/xxx.ini"</text:p>
        <text:p text:style-name="P11">Theses files store characteristics for all characters of the game managed by the game itself like monsters and npc. They all have the same template but some options might not been present in a file if not useful.</text:p>
        <text:p text:style-name="P11">They are used by the character's constructor.</text:p>
        <text:p text:style-name="P11">The convention it that the name of the ini must be the same, or at least have the same root, than the character's sprites files (example: "NPC.bmp" &amp; "NPC.ini").</text:p>
        <text:p text:style-name="P11"/>
        <text:p text:style-name="P11">Template/Example file:</text:p>
        <text:p text:style-name="File_20_Description">Sprite_Width = 32</text:p>
        <text:p text:style-name="File_20_Description">Sprite_Height = 32</text:p>
        <text:p text:style-name="File_20_Description">Sprite_Filename = "Data/Characters/NPC.bmp"</text:p>
        <text:p text:style-name="File_20_Description"/>
        <text:p text:style-name="File_20_Description">Initial_Position_X = 1088</text:p>
        <text:p text:style-name="File_20_Description">Initial_Position_Y = 352</text:p>
        <text:p text:style-name="File_20_Description"/>
        <text:p text:style-name="File_20_Description">#Only allowed inside city walls</text:p>
        <text:p text:style-name="File_20_Description">Allowed_Area_X = 1056</text:p>
        <text:p text:style-name="File_20_Description">Allowed_Area_Y = 320</text:p>
        <text:p text:style-name="File_20_Description">Allowed_Area_W = 160</text:p>
        <text:p text:style-name="File_20_Description">Allowed_Area_H = 288</text:p>
        <text:p text:style-name="File_20_Description"/>
        <text:p text:style-name="File_20_Description">#Velocity in px/cycle</text:p>
        <text:p text:style-name="File_20_Description">CH_VEL = 2</text:p>
        <text:p text:style-name="File_20_Description"/>
        <text:p text:style-name="File_20_Description">#Characteristics</text:p>
        <text:p text:style-name="File_20_Description">Life = 100</text:p>
        <text:p text:style-name="File_20_Description">Armor = 0</text:p>
        <text:p text:style-name="P11"/>
        <text:p text:style-name="P58">"Data/Items/xxx.ini"</text:p>
        <text:p text:style-name="P11">Theses files store characteristics for all items of the game. They all have the same template but some options might not been present in a file if not useful.</text:p>
        <text:p text:style-name="P11">They are used by the character's constructor or the item constructor.</text:p>
        <text:p text:style-name="P11">The convention it that the name of the ini must be the same, or at least have the same root, than the item's sprites files (example: "Arrow.png" &amp; "Arrow.ini").</text:p>
        <text:p text:style-name="P11"/>
        <text:p text:style-name="P11">Template/Example file:</text:p>
        <text:p text:style-name="File_20_Description">Sprite_Width = 32</text:p>
        <text:p text:style-name="File_20_Description">Sprite_Height = 32</text:p>
        <text:p text:style-name="File_20_Description">Filename = "Data/Items/Arrow.png"</text:p>
        <text:p text:style-name="File_20_Description">Arrow_Vel = 8</text:p>
        <text:h text:style-name="P59" text:outline-level="2">Organization</text:h>
        <text:list text:style-name="L2" text:continue-numbering="true">
          <text:list-item>
            <text:list text:continue-numbering="true">
              <text:list-item>
                <text:list text:continue-numbering="true">
                  <text:list-item>
                    <text:h text:style-name="P12" text:outline-level="3">Root directory</text:h>
                  </text:list-item>
                </text:list>
              </text:list-item>
            </text:list>
          </text:list-item>
        </text:list>
        <text:p text:style-name="P11">In this folder there will be the exe file, necessary dll and user config file.</text:p>
        <text:list text:style-name="L2" text:continue-numbering="true">
          <text:list-item>
            <text:list text:continue-numbering="true">
              <text:list-item>
                <text:list text:continue-numbering="true">
                  <text:list-item>
                    <text:h text:style-name="P53" text:outline-level="3">Data directory</text:h>
                  </text:list-item>
                </text:list>
              </text:list-item>
            </text:list>
          </text:list-item>
        </text:list>
        <text:p text:style-name="P11">All data will be present inside this folder and will be organized in sub folder:</text:p>
        <text:list text:style-name="L13">
          <text:list-item>
            <text:p text:style-name="P60">A sub folder 'Characters' for characters containing character's sprite or tile and theirs characteristics file</text:p>
          </text:list-item>
          <text:list-item>
            <text:p text:style-name="P60">A sub folder 'SFXs' for sfxs sounds</text:p>
          </text:list-item>
          <text:list-item>
            <text:p text:style-name="P60">A sub folder 'Musics' for musics files</text:p>
          </text:list-item>
          <text:list-item>
            <text:p text:style-name="P60">A sub folder 'Battlefield' for battlefield definition, sprites and tiles</text:p>
          </text:list-item>
          <text:list-item>
            <text:p text:style-name="P60">A sub folder 'Interface' for interface menu, buttons, ...</text:p>
          </text:list-item>
          <text:list-item>
            <text:p text:style-name="P60">A sub folder 'Items' for items (like arrow)</text:p>
          </text:list-item>
          <text:list-item>
            <text:p text:style-name="P60">A sub folder 'Fonts' for fonts</text:p>
          </text:list-item>
          <text:list-item>
            <text:p text:style-name="P60">A sub folder 'Movies' for movies</text:p>
          </text:list-item>
        </text:list>
        <text:list text:style-name="L2" text:continue-numbering="true">
          <text:list-item>
            <text:list text:continue-numbering="true">
              <text:list-item>
                <text:list text:continue-numbering="true">
                  <text:list-item>
                    <text:h text:style-name="P53" text:outline-level="3">Config Directory</text:h>
                  </text:list-item>
                </text:list>
              </text:list-item>
            </text:list>
          </text:list-item>
        </text:list>
        <text:p text:style-name="P11">All dev config files will be saved inside this folder.</text:p>
        <text:list text:style-name="L2" text:continue-numbering="true">
          <text:list-item>
            <text:list text:continue-numbering="true">
              <text:list-item>
                <text:list text:continue-numbering="true">
                  <text:list-item>
                    <text:h text:style-name="P53" text:outline-level="3">Saves Directory</text:h>
                  </text:list-item>
                </text:list>
              </text:list-item>
            </text:list>
          </text:list-item>
        </text:list>
        <text:p text:style-name="P11">Will contains character save files.</text:p>
        <text:list text:style-name="L2" text:continue-numbering="true">
          <text:list-item>
            <text:list text:continue-numbering="true">
              <text:list-item>
                <text:list text:continue-numbering="true">
                  <text:list-item>
                    <text:h text:style-name="P53" text:outline-level="3">Specif Directory</text:h>
                  </text:list-item>
                </text:list>
              </text:list-item>
            </text:list>
          </text:list-item>
        </text:list>
        <text:p text:style-name="P11">Contains the specification file related to the current version.</text:p>
        <text:p text:style-name="P11"/>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StarSymbol2" svg:font-family="Star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File_20_Description" style:display-name="File Description" style:family="paragraph" style:parent-style-name="WW-Default" style:class="text">
      <style:paragraph-properties fo:margin-left="0cm" fo:margin-right="0cm" fo:text-align="justify" style:justify-single-word="false" fo:orphans="0" fo:widows="0" fo:hyphenation-ladder-count="no-limit" fo:text-indent="0cm" style:auto-text-indent="false" fo:background-color="#e6e6e6" fo:padding="0.049cm" fo:border="0.002cm solid #000000" style:shadow="none" style:text-autospace="ideograph-alpha" style:punctuation-wrap="hanging" style:line-break="strict" style:writing-mode="lr-tb">
        <style:tab-stops>
          <style:tab-stop style:position="0cm"/>
        </style:tab-stops>
        <style:background-image/>
      </style:paragraph-properties>
      <style:text-properties fo:color="#000000" style:font-name="Times New Roman" fo:font-size="8pt" fo:language="en" fo:country="US" style:text-underline-style="none" style:font-name-asian="Lucida Sans Unicode" style:font-size-asian="8pt" style:font-name-complex="Tahoma1" style:font-size-complex="8pt" style:language-complex="zxx" style:country-complex="none" fo:hyphenate="false" fo:hyphenation-remain-char-count="2" fo:hyphenation-push-char-count="2"/>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8-05T18:37:00</meta:creation-date>
    <dc:creator>G V</dc:creator>
    <dc:date>2007-04-23T11:55:51</dc:date>
    <meta:print-date>2005-10-04T17:36:00</meta:print-date>
    <dc:language>en-US</dc:language>
    <meta:editing-cycles>101</meta:editing-cycles>
    <meta:editing-duration>P1DT2H0M14S</meta:editing-duration>
    <meta:user-defined meta:name="Info 1"/>
    <meta:user-defined meta:name="Info 2"/>
    <meta:user-defined meta:name="Info 3"/>
    <meta:user-defined meta:name="Info 4"/>
    <meta:document-statistic meta:table-count="0" meta:image-count="0" meta:object-count="0" meta:page-count="22" meta:paragraph-count="496" meta:word-count="4546" meta:character-count="26352"/>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3" VL:comment="2D v0.03" VL:creator="G V" dc:date-time="2007-03-30T23:22:59"/>
  <VL:version-entry VL:title="Version4" VL:comment="2D v0.04" VL:creator="G V" dc:date-time="2007-04-23T11:55:52"/>
</VL:version-list>
</file>